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Times1" svg:font-family="Times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19.606cm" fo:margin-left="-1.482cm" table:align="left" style:writing-mode="lr-tb"/>
    </style:style>
    <style:style style:name="Tabela1.A" style:family="table-column">
      <style:table-column-properties style:column-width="10.239cm"/>
    </style:style>
    <style:style style:name="Tabela1.B" style:family="table-column">
      <style:table-column-properties style:column-width="9.366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.A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B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" style:family="table">
      <style:table-properties style:width="18.098cm" fo:margin-left="-0.032cm" table:align="left" style:writing-mode="lr-tb"/>
    </style:style>
    <style:style style:name="Tabela2.A" style:family="table-column">
      <style:table-column-properties style:column-width="2.487cm"/>
    </style:style>
    <style:style style:name="Tabela2.B" style:family="table-column">
      <style:table-column-properties style:column-width="1.981cm"/>
    </style:style>
    <style:style style:name="Tabela2.C" style:family="table-column">
      <style:table-column-properties style:column-width="2.041cm"/>
    </style:style>
    <style:style style:name="Tabela2.D" style:family="table-column">
      <style:table-column-properties style:column-width="1.482cm"/>
    </style:style>
    <style:style style:name="Tabela2.E" style:family="table-column">
      <style:table-column-properties style:column-width="2.117cm"/>
    </style:style>
    <style:style style:name="Tabela2.F" style:family="table-column">
      <style:table-column-properties style:column-width="2.381cm"/>
    </style:style>
    <style:style style:name="Tabela2.G" style:family="table-column">
      <style:table-column-properties style:column-width="1.799cm"/>
    </style:style>
    <style:style style:name="Tabela2.H" style:family="table-column">
      <style:table-column-properties style:column-width="1.508cm"/>
    </style:style>
    <style:style style:name="Tabela2.I" style:family="table-column">
      <style:table-column-properties style:column-width="2.302cm"/>
    </style:style>
    <style:style style:name="Tabela2.1" style:family="table-row">
      <style:table-row-properties style:min-row-height="1.284cm" fo:keep-together="auto"/>
    </style:style>
    <style:style style:name="Tabela2.A1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75pt solid #000000" style:writing-mode="lr-tb">
        <style:background-image/>
      </style:table-cell-properties>
    </style:style>
    <style:style style:name="Tabela2.B1" style:family="table-cell">
      <style:table-cell-properties style:vertical-align="top" fo:background-color="#d9d9d9" fo:padding-left="0.191cm" fo:padding-right="0.191cm" fo:padding-top="0cm" fo:padding-bottom="0cm" fo:border-left="0.75pt solid #000000" fo:border-right="none" fo:border-top="0.5pt solid #000000" fo:border-bottom="0.75pt solid #000000" style:writing-mode="lr-tb">
        <style:background-image/>
      </style:table-cell-properties>
    </style:style>
    <style:style style:name="Tabela2.I1" style:family="table-cell">
      <style:table-cell-properties style:vertical-align="top" fo:background-color="#d9d9d9" fo:padding-left="0.191cm" fo:padding-right="0.191cm" fo:padding-top="0cm" fo:padding-bottom="0cm" fo:border-left="0.75pt solid #000000" fo:border-right="0.5pt solid #000000" fo:border-top="0.5pt solid #000000" fo:border-bottom="0.75pt solid #000000" style:writing-mode="lr-tb">
        <style:background-image/>
      </style:table-cell-properties>
    </style:style>
    <style:style style:name="Tabela2.2" style:family="table-row">
      <style:table-row-properties style:min-row-height="0.45cm" fo:keep-together="auto"/>
    </style:style>
    <style:style style:name="Tabela2.A2" style:family="table-cell">
      <style:table-cell-properties style:vertical-align="bottom" fo:padding-left="0.191cm" fo:padding-right="0.191cm" fo:padding-top="0cm" fo:padding-bottom="0cm" fo:border-left="0.5pt solid #000000" fo:border-right="none" fo:border-top="0.75pt solid #000000" fo:border-bottom="0.75pt solid #000000" style:writing-mode="lr-tb"/>
    </style:style>
    <style:style style:name="Tabela2.B2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C2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D2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E2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F2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G2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H2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I2" style:family="table-cell">
      <style:table-cell-properties style:vertical-align="bottom" fo:padding-left="0.191cm" fo:padding-right="0.191cm" fo:padding-top="0cm" fo:padding-bottom="0cm" fo:border-left="0.75pt solid #000000" fo:border-right="0.5pt solid #000000" fo:border-top="0.75pt solid #000000" fo:border-bottom="0.75pt solid #000000" style:writing-mode="lr-tb"/>
    </style:style>
    <style:style style:name="Tabela2.A3" style:family="table-cell">
      <style:table-cell-properties style:vertical-align="bottom" fo:padding-left="0.191cm" fo:padding-right="0.191cm" fo:padding-top="0cm" fo:padding-bottom="0cm" fo:border-left="0.5pt solid #000000" fo:border-right="none" fo:border-top="0.75pt solid #000000" fo:border-bottom="0.75pt solid #000000" style:writing-mode="lr-tb"/>
    </style:style>
    <style:style style:name="Tabela2.B3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C3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D3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E3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F3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G3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H3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I3" style:family="table-cell">
      <style:table-cell-properties style:vertical-align="bottom" fo:padding-left="0.191cm" fo:padding-right="0.191cm" fo:padding-top="0cm" fo:padding-bottom="0cm" fo:border-left="0.75pt solid #000000" fo:border-right="0.5pt solid #000000" fo:border-top="0.75pt solid #000000" fo:border-bottom="0.75pt solid #000000" style:writing-mode="lr-tb"/>
    </style:style>
    <style:style style:name="Tabela2.A4" style:family="table-cell">
      <style:table-cell-properties style:vertical-align="bottom" fo:padding-left="0.191cm" fo:padding-right="0.191cm" fo:padding-top="0cm" fo:padding-bottom="0cm" fo:border-left="0.5pt solid #000000" fo:border-right="none" fo:border-top="0.75pt solid #000000" fo:border-bottom="0.75pt solid #000000" style:writing-mode="lr-tb"/>
    </style:style>
    <style:style style:name="Tabela2.B4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C4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D4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E4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F4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G4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H4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I4" style:family="table-cell">
      <style:table-cell-properties style:vertical-align="bottom" fo:padding-left="0.191cm" fo:padding-right="0.191cm" fo:padding-top="0cm" fo:padding-bottom="0cm" fo:border-left="0.75pt solid #000000" fo:border-right="0.5pt solid #000000" fo:border-top="0.75pt solid #000000" fo:border-bottom="0.75pt solid #000000" style:writing-mode="lr-tb"/>
    </style:style>
    <style:style style:name="Tabela2.A5" style:family="table-cell">
      <style:table-cell-properties style:vertical-align="bottom" fo:padding-left="0.191cm" fo:padding-right="0.191cm" fo:padding-top="0cm" fo:padding-bottom="0cm" fo:border-left="0.5pt solid #000000" fo:border-right="none" fo:border-top="none" fo:border-bottom="0.75pt solid #000000" style:writing-mode="lr-tb"/>
    </style:style>
    <style:style style:name="Tabela2.B5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C5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D5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E5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F5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G5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H5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I5" style:family="table-cell">
      <style:table-cell-properties style:vertical-align="bottom" fo:padding-left="0.191cm" fo:padding-right="0.191cm" fo:padding-top="0cm" fo:padding-bottom="0cm" fo:border-left="0.75pt solid #000000" fo:border-right="0.5pt solid #000000" fo:border-top="none" fo:border-bottom="0.75pt solid #000000" style:writing-mode="lr-tb"/>
    </style:style>
    <style:style style:name="Tabela2.A6" style:family="table-cell">
      <style:table-cell-properties style:vertical-align="bottom" fo:padding-left="0.191cm" fo:padding-right="0.191cm" fo:padding-top="0cm" fo:padding-bottom="0cm" fo:border-left="0.5pt solid #000000" fo:border-right="none" fo:border-top="none" fo:border-bottom="0.75pt solid #000000" style:writing-mode="lr-tb"/>
    </style:style>
    <style:style style:name="Tabela2.B6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C6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D6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E6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F6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G6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H6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I6" style:family="table-cell">
      <style:table-cell-properties style:vertical-align="bottom" fo:padding-left="0.191cm" fo:padding-right="0.191cm" fo:padding-top="0cm" fo:padding-bottom="0cm" fo:border-left="0.75pt solid #000000" fo:border-right="0.5pt solid #000000" fo:border-top="none" fo:border-bottom="0.75pt solid #000000" style:writing-mode="lr-tb"/>
    </style:style>
    <style:style style:name="Tabela2.A7" style:family="table-cell">
      <style:table-cell-properties style:vertical-align="bottom" fo:padding-left="0.191cm" fo:padding-right="0.191cm" fo:padding-top="0cm" fo:padding-bottom="0cm" fo:border-left="0.5pt solid #000000" fo:border-right="none" fo:border-top="none" fo:border-bottom="0.75pt solid #000000" style:writing-mode="lr-tb"/>
    </style:style>
    <style:style style:name="Tabela2.B7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C7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D7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E7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F7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G7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H7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I7" style:family="table-cell">
      <style:table-cell-properties style:vertical-align="bottom" fo:padding-left="0.191cm" fo:padding-right="0.191cm" fo:padding-top="0cm" fo:padding-bottom="0cm" fo:border-left="0.75pt solid #000000" fo:border-right="0.5pt solid #000000" fo:border-top="none" fo:border-bottom="0.75pt solid #000000" style:writing-mode="lr-tb"/>
    </style:style>
    <style:style style:name="Tabela2.A8" style:family="table-cell">
      <style:table-cell-properties style:vertical-align="bottom" fo:padding-left="0.191cm" fo:padding-right="0.191cm" fo:padding-top="0cm" fo:padding-bottom="0cm" fo:border-left="0.5pt solid #000000" fo:border-right="none" fo:border-top="none" fo:border-bottom="0.75pt solid #000000" style:writing-mode="lr-tb"/>
    </style:style>
    <style:style style:name="Tabela2.B8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C8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D8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E8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F8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G8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H8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I8" style:family="table-cell">
      <style:table-cell-properties style:vertical-align="bottom" fo:padding-left="0.191cm" fo:padding-right="0.191cm" fo:padding-top="0cm" fo:padding-bottom="0cm" fo:border-left="0.75pt solid #000000" fo:border-right="0.5pt solid #000000" fo:border-top="none" fo:border-bottom="0.75pt solid #000000" style:writing-mode="lr-tb"/>
    </style:style>
    <style:style style:name="Tabela2.A9" style:family="table-cell">
      <style:table-cell-properties style:vertical-align="bottom" fo:padding-left="0.191cm" fo:padding-right="0.191cm" fo:padding-top="0cm" fo:padding-bottom="0cm" fo:border-left="0.5pt solid #000000" fo:border-right="none" fo:border-top="none" fo:border-bottom="0.75pt solid #000000" style:writing-mode="lr-tb"/>
    </style:style>
    <style:style style:name="Tabela2.B9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C9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D9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E9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F9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G9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H9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I9" style:family="table-cell">
      <style:table-cell-properties style:vertical-align="bottom" fo:padding-left="0.191cm" fo:padding-right="0.191cm" fo:padding-top="0cm" fo:padding-bottom="0cm" fo:border-left="0.75pt solid #000000" fo:border-right="0.5pt solid #000000" fo:border-top="none" fo:border-bottom="0.75pt solid #000000" style:writing-mode="lr-tb"/>
    </style:style>
    <style:style style:name="Tabela2.A10" style:family="table-cell">
      <style:table-cell-properties style:vertical-align="bottom" fo:padding-left="0.191cm" fo:padding-right="0.191cm" fo:padding-top="0cm" fo:padding-bottom="0cm" fo:border-left="0.5pt solid #000000" fo:border-right="none" fo:border-top="none" fo:border-bottom="0.75pt solid #000000" style:writing-mode="lr-tb"/>
    </style:style>
    <style:style style:name="Tabela2.B10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C10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D10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E10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F10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G10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H10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I10" style:family="table-cell">
      <style:table-cell-properties style:vertical-align="bottom" fo:padding-left="0.191cm" fo:padding-right="0.191cm" fo:padding-top="0cm" fo:padding-bottom="0cm" fo:border-left="0.75pt solid #000000" fo:border-right="0.5pt solid #000000" fo:border-top="none" fo:border-bottom="0.75pt solid #000000" style:writing-mode="lr-tb"/>
    </style:style>
    <style:style style:name="Tabela2.A11" style:family="table-cell">
      <style:table-cell-properties style:vertical-align="bottom" fo:padding-left="0.191cm" fo:padding-right="0.191cm" fo:padding-top="0cm" fo:padding-bottom="0cm" fo:border-left="0.5pt solid #000000" fo:border-right="none" fo:border-top="none" fo:border-bottom="0.75pt solid #000000" style:writing-mode="lr-tb"/>
    </style:style>
    <style:style style:name="Tabela2.B11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C11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D11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E11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F11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G11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H11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I11" style:family="table-cell">
      <style:table-cell-properties style:vertical-align="bottom" fo:padding-left="0.191cm" fo:padding-right="0.191cm" fo:padding-top="0cm" fo:padding-bottom="0cm" fo:border-left="0.75pt solid #000000" fo:border-right="0.5pt solid #000000" fo:border-top="none" fo:border-bottom="0.75pt solid #000000" style:writing-mode="lr-tb"/>
    </style:style>
    <style:style style:name="Tabela2.A12" style:family="table-cell">
      <style:table-cell-properties style:vertical-align="bottom" fo:padding-left="0.191cm" fo:padding-right="0.191cm" fo:padding-top="0cm" fo:padding-bottom="0cm" fo:border-left="0.5pt solid #000000" fo:border-right="none" fo:border-top="none" fo:border-bottom="0.75pt solid #000000" style:writing-mode="lr-tb"/>
    </style:style>
    <style:style style:name="Tabela2.B12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C12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D12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E12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F12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G12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H12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I12" style:family="table-cell">
      <style:table-cell-properties style:vertical-align="bottom" fo:padding-left="0.191cm" fo:padding-right="0.191cm" fo:padding-top="0cm" fo:padding-bottom="0cm" fo:border-left="0.75pt solid #000000" fo:border-right="0.5pt solid #000000" fo:border-top="none" fo:border-bottom="0.75pt solid #000000" style:writing-mode="lr-tb"/>
    </style:style>
    <style:style style:name="Tabela2.A13" style:family="table-cell">
      <style:table-cell-properties style:vertical-align="bottom" fo:padding-left="0.191cm" fo:padding-right="0.191cm" fo:padding-top="0cm" fo:padding-bottom="0cm" fo:border-left="0.5pt solid #000000" fo:border-right="none" fo:border-top="none" fo:border-bottom="0.75pt solid #000000" style:writing-mode="lr-tb"/>
    </style:style>
    <style:style style:name="Tabela2.B13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C13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D13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E13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F13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G13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H13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I13" style:family="table-cell">
      <style:table-cell-properties style:vertical-align="bottom" fo:padding-left="0.191cm" fo:padding-right="0.191cm" fo:padding-top="0cm" fo:padding-bottom="0cm" fo:border-left="0.75pt solid #000000" fo:border-right="0.5pt solid #000000" fo:border-top="none" fo:border-bottom="0.75pt solid #000000" style:writing-mode="lr-tb"/>
    </style:style>
    <style:style style:name="Tabela2.A14" style:family="table-cell">
      <style:table-cell-properties style:vertical-align="bottom" fo:padding-left="0.191cm" fo:padding-right="0.191cm" fo:padding-top="0cm" fo:padding-bottom="0cm" fo:border-left="0.5pt solid #000000" fo:border-right="none" fo:border-top="none" fo:border-bottom="0.75pt solid #000000" style:writing-mode="lr-tb"/>
    </style:style>
    <style:style style:name="Tabela2.B14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C14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D14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E14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F14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G14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H14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I14" style:family="table-cell">
      <style:table-cell-properties style:vertical-align="bottom" fo:padding-left="0.191cm" fo:padding-right="0.191cm" fo:padding-top="0cm" fo:padding-bottom="0cm" fo:border-left="0.75pt solid #000000" fo:border-right="0.5pt solid #000000" fo:border-top="none" fo:border-bottom="0.75pt solid #000000" style:writing-mode="lr-tb"/>
    </style:style>
    <style:style style:name="Tabela2.A15" style:family="table-cell">
      <style:table-cell-properties style:vertical-align="bottom" fo:padding-left="0.191cm" fo:padding-right="0.191cm" fo:padding-top="0cm" fo:padding-bottom="0cm" fo:border-left="0.5pt solid #000000" fo:border-right="none" fo:border-top="none" fo:border-bottom="0.75pt solid #000000" style:writing-mode="lr-tb"/>
    </style:style>
    <style:style style:name="Tabela2.B15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C15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D15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E15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F15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G15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H15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I15" style:family="table-cell">
      <style:table-cell-properties style:vertical-align="bottom" fo:padding-left="0.191cm" fo:padding-right="0.191cm" fo:padding-top="0cm" fo:padding-bottom="0cm" fo:border-left="0.75pt solid #000000" fo:border-right="0.5pt solid #000000" fo:border-top="none" fo:border-bottom="0.75pt solid #000000" style:writing-mode="lr-tb"/>
    </style:style>
    <style:style style:name="Tabela2.A16" style:family="table-cell">
      <style:table-cell-properties style:vertical-align="bottom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B16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5pt solid #000000" style:writing-mode="lr-tb"/>
    </style:style>
    <style:style style:name="Tabela2.C16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5pt solid #000000" style:writing-mode="lr-tb"/>
    </style:style>
    <style:style style:name="Tabela2.D16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5pt solid #000000" style:writing-mode="lr-tb"/>
    </style:style>
    <style:style style:name="Tabela2.E16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5pt solid #000000" style:writing-mode="lr-tb"/>
    </style:style>
    <style:style style:name="Tabela2.F16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5pt solid #000000" style:writing-mode="lr-tb"/>
    </style:style>
    <style:style style:name="Tabela2.G16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5pt solid #000000" style:writing-mode="lr-tb"/>
    </style:style>
    <style:style style:name="Tabela2.H16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5pt solid #000000" style:writing-mode="lr-tb"/>
    </style:style>
    <style:style style:name="Tabela2.I16" style:family="table-cell">
      <style:table-cell-properties style:vertical-align="bottom" fo:padding-left="0.191cm" fo:padding-right="0.191cm" fo:padding-top="0cm" fo:padding-bottom="0cm" fo:border-left="0.75pt solid #000000" fo:border-right="0.5pt solid #000000" fo:border-top="none" fo:border-bottom="0.5pt solid #000000" style:writing-mode="lr-tb"/>
    </style:style>
    <style:style style:name="Tabela3" style:family="table">
      <style:table-properties style:width="16.909cm" fo:margin-left="-0.199cm" table:align="left" style:writing-mode="lr-tb"/>
    </style:style>
    <style:style style:name="Tabela3.A" style:family="table-column">
      <style:table-column-properties style:column-width="5.63cm"/>
    </style:style>
    <style:style style:name="Tabela3.B" style:family="table-column">
      <style:table-column-properties style:column-width="2.561cm"/>
    </style:style>
    <style:style style:name="Tabela3.C" style:family="table-column">
      <style:table-column-properties style:column-width="8.717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background-color="#c0c0c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3.C1" style:family="table-cell">
      <style:table-cell-properties style:vertical-align="top" fo:background-color="#c0c0c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4" style:family="table">
      <style:table-properties style:width="9.795cm" fo:margin-left="1.071cm" table:align="left" style:writing-mode="lr-tb"/>
    </style:style>
    <style:style style:name="Tabela4.A" style:family="table-column">
      <style:table-column-properties style:column-width="3.136cm"/>
    </style:style>
    <style:style style:name="Tabela4.B" style:family="table-column">
      <style:table-column-properties style:column-width="6.659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9" style:family="table">
      <style:table-properties style:width="9.795cm" fo:margin-left="1.071cm" table:align="left" style:writing-mode="lr-tb"/>
    </style:style>
    <style:style style:name="Tabela9.A" style:family="table-column">
      <style:table-column-properties style:column-width="3.136cm"/>
    </style:style>
    <style:style style:name="Tabela9.B" style:family="table-column">
      <style:table-column-properties style:column-width="6.659cm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9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0" style:family="table">
      <style:table-properties style:width="9.795cm" fo:margin-left="1.071cm" table:align="left" style:writing-mode="lr-tb"/>
    </style:style>
    <style:style style:name="Tabela10.A" style:family="table-column">
      <style:table-column-properties style:column-width="3.136cm"/>
    </style:style>
    <style:style style:name="Tabela10.B" style:family="table-column">
      <style:table-column-properties style:column-width="6.659cm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0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1" style:family="table">
      <style:table-properties style:width="9.795cm" fo:margin-left="1.071cm" table:align="left" style:writing-mode="lr-tb"/>
    </style:style>
    <style:style style:name="Tabela11.A" style:family="table-column">
      <style:table-column-properties style:column-width="3.136cm"/>
    </style:style>
    <style:style style:name="Tabela11.B" style:family="table-column">
      <style:table-column-properties style:column-width="6.659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text-properties fo:language="pt" fo:country="BR"/>
    </style:style>
    <style:style style:name="P2" style:family="paragraph" style:parent-style-name="Header">
      <style:paragraph-properties>
        <style:tab-stops/>
      </style:paragraph-properties>
      <style:text-properties fo:language="pt" fo:country="BR" officeooo:rsid="001a52b9" officeooo:paragraph-rsid="001a52b9"/>
    </style:style>
    <style:style style:name="P3" style:family="paragraph" style:parent-style-name="Header">
      <style:paragraph-properties>
        <style:tab-stops/>
      </style:paragraph-properties>
      <style:text-properties fo:language="pt" fo:country="BR" officeooo:rsid="001fd598" officeooo:paragraph-rsid="001fd598"/>
    </style:style>
    <style:style style:name="P4" style:family="paragraph" style:parent-style-name="Standard">
      <style:paragraph-properties fo:margin-left="0cm" fo:margin-right="0.12cm" fo:margin-top="0.071cm" fo:margin-bottom="0cm" loext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language="pt" fo:country="BR"/>
    </style:style>
    <style:style style:name="P5" style:family="paragraph" style:parent-style-name="Standard">
      <style:text-properties fo:language="pt" fo:country="BR"/>
    </style:style>
    <style:style style:name="P6" style:family="paragraph" style:parent-style-name="Standard">
      <style:text-properties fo:language="pt" fo:country="BR" officeooo:rsid="001a52b9" officeooo:paragraph-rsid="001a52b9"/>
    </style:style>
    <style:style style:name="P7" style:family="paragraph" style:parent-style-name="Standard">
      <style:paragraph-properties fo:text-align="center" style:justify-single-word="false"/>
      <style:text-properties fo:language="pt" fo:country="BR"/>
    </style:style>
    <style:style style:name="P8" style:family="paragraph" style:parent-style-name="Standard">
      <style:text-properties fo:language="pt" fo:country="BR" officeooo:rsid="001fd598" officeooo:paragraph-rsid="001fd598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line-height="115%" fo:text-align="justify" style:justify-single-word="false"/>
      <style:text-properties fo:color="#0000ff" style:font-name="Times1" fo:language="pt" fo:country="BR" style:font-name-complex="Times"/>
    </style:style>
    <style:style style:name="P11" style:family="paragraph" style:parent-style-name="Standard">
      <style:paragraph-properties fo:line-height="115%" fo:text-align="justify" style:justify-single-word="false"/>
      <style:text-properties style:font-name="Times1" fo:language="pt" fo:country="BR" officeooo:rsid="001b85c5" officeooo:paragraph-rsid="001b85c5"/>
    </style:style>
    <style:style style:name="P12" style:family="paragraph" style:parent-style-name="Standard">
      <style:paragraph-properties fo:line-height="115%" fo:text-align="justify" style:justify-single-word="false" style:snap-to-layout-grid="false"/>
      <style:text-properties style:font-name="Times1" fo:language="pt" fo:country="BR" officeooo:rsid="001b85c5" officeooo:paragraph-rsid="001b85c5"/>
    </style:style>
    <style:style style:name="P13" style:family="paragraph" style:parent-style-name="Standard">
      <style:paragraph-properties fo:line-height="115%" fo:text-align="justify" style:justify-single-word="false"/>
      <style:text-properties style:font-name="Times1" fo:language="pt" fo:country="BR" fo:font-weight="bold" style:font-weight-asian="bold" style:font-name-complex="Arial" style:font-weight-complex="bold"/>
    </style:style>
    <style:style style:name="P14" style:family="paragraph" style:parent-style-name="Standard">
      <style:paragraph-properties fo:line-height="115%" fo:text-align="justify" style:justify-single-word="false" fo:orphans="2" fo:widows="2" style:snap-to-layout-grid="false"/>
      <style:text-properties style:font-name="Times1" fo:language="pt" fo:country="BR" officeooo:rsid="001eb8a0" officeooo:paragraph-rsid="001eb8a0" style:language-asian="ja" style:country-asian="JP" style:font-name-complex="Arial"/>
    </style:style>
    <style:style style:name="P15" style:family="paragraph" style:parent-style-name="Standard">
      <style:paragraph-properties fo:line-height="115%" fo:text-align="justify" style:justify-single-word="false" fo:orphans="2" fo:widows="2" style:snap-to-layout-grid="false"/>
      <style:text-properties style:font-name="Times1" fo:language="pt" fo:country="BR" style:language-asian="ja" style:country-asian="JP" style:font-name-complex="Arial"/>
    </style:style>
    <style:style style:name="P16" style:family="paragraph" style:parent-style-name="Standard">
      <style:paragraph-properties fo:line-height="115%" fo:text-align="justify" style:justify-single-word="false" fo:orphans="2" fo:widows="2" style:snap-to-layout-grid="false"/>
      <style:text-properties style:font-name="Times1" fo:language="pt" fo:country="BR" officeooo:rsid="0026b5eb" officeooo:paragraph-rsid="0026b5eb" style:language-asian="ja" style:country-asian="JP" style:font-name-complex="Arial"/>
    </style:style>
    <style:style style:name="P17" style:family="paragraph" style:parent-style-name="Standard">
      <style:paragraph-properties fo:line-height="115%" fo:text-align="justify" style:justify-single-word="false" fo:orphans="2" fo:widows="2" style:snap-to-layout-grid="false"/>
      <style:text-properties style:font-name="Times1" fo:language="pt" fo:country="BR" officeooo:rsid="001eb8a0" officeooo:paragraph-rsid="001eb8a0" style:font-name-asian="MS Mincho" style:language-asian="ja" style:country-asian="JP" style:font-name-complex="Arial"/>
    </style:style>
    <style:style style:name="P18" style:family="paragraph" style:parent-style-name="Standard">
      <style:paragraph-properties fo:line-height="115%" fo:text-align="justify" style:justify-single-word="false"/>
      <style:text-properties style:font-name="Times1" fo:language="pt" fo:country="BR" text:display="true"/>
    </style:style>
    <style:style style:name="P19" style:family="paragraph" style:parent-style-name="Standard">
      <style:paragraph-properties fo:line-height="115%" fo:text-align="justify" style:justify-single-word="false"/>
      <style:text-properties style:font-name="Times1" fo:language="pt" fo:country="BR"/>
    </style:style>
    <style:style style:name="P20" style:family="paragraph" style:parent-style-name="Standard">
      <style:paragraph-properties fo:line-height="115%" fo:text-align="justify" style:justify-single-word="false" fo:orphans="2" fo:widows="2" style:snap-to-layout-grid="false"/>
      <style:text-properties style:font-name="Times1" fo:font-size="9pt" fo:language="pt" fo:country="BR" fo:font-weight="normal" officeooo:rsid="001eb8a0" officeooo:paragraph-rsid="001eb8a0" style:font-name-asian="MS Mincho" style:font-size-asian="9pt" style:language-asian="ja" style:country-asian="JP" style:font-weight-asian="normal" style:font-name-complex="Arial" style:font-size-complex="9pt" style:font-weight-complex="normal"/>
    </style:style>
    <style:style style:name="P21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P22" style:family="paragraph" style:parent-style-name="Footer">
      <style:text-properties fo:language="pt" fo:country="BR"/>
    </style:style>
    <style:style style:name="P23" style:family="paragraph" style:parent-style-name="Heading_20_1">
      <style:paragraph-properties fo:line-height="115%" fo:text-align="justify" style:justify-single-word="false"/>
      <style:text-properties style:font-name="Times1" fo:language="pt" fo:country="BR"/>
    </style:style>
    <style:style style:name="P24" style:family="paragraph" style:parent-style-name="Heading_20_1">
      <style:paragraph-properties fo:line-height="115%" fo:text-align="justify" style:justify-single-word="false"/>
      <style:text-properties style:font-name="Times1" fo:language="pt" fo:country="BR" officeooo:paragraph-rsid="001b85c5"/>
    </style:style>
    <style:style style:name="P25" style:family="paragraph" style:parent-style-name="Heading">
      <style:paragraph-properties fo:line-height="115%" fo:text-align="center" style:justify-single-word="false"/>
      <style:text-properties style:font-name="Times1" fo:language="pt" fo:country="BR" officeooo:rsid="001a52b9" officeooo:paragraph-rsid="001a52b9"/>
    </style:style>
    <style:style style:name="P26" style:family="paragraph" style:parent-style-name="Heading">
      <style:paragraph-properties fo:line-height="115%" fo:text-align="justify" style:justify-single-word="false"/>
      <style:text-properties style:font-name="Times1" fo:language="pt" fo:country="BR"/>
    </style:style>
    <style:style style:name="P27" style:family="paragraph" style:parent-style-name="InfoBlue_20_list_20_item">
      <style:paragraph-properties fo:line-height="115%" fo:text-align="justify" style:justify-single-word="false"/>
      <style:text-properties fo:color="#000000" style:font-name="Times1" fo:language="pt" fo:country="BR" officeooo:rsid="00233733" officeooo:paragraph-rsid="00233733"/>
    </style:style>
    <style:style style:name="P28" style:family="paragraph" style:parent-style-name="Text_20_body">
      <style:paragraph-properties fo:line-height="115%" fo:text-align="justify" style:justify-single-word="false"/>
      <style:text-properties style:font-name="Times1" fo:language="pt" fo:country="BR"/>
    </style:style>
    <style:style style:name="P29" style:family="paragraph" style:parent-style-name="Text_20_body">
      <style:paragraph-properties fo:margin-left="0.635cm" fo:margin-right="0cm" fo:line-height="115%" fo:text-align="justify" style:justify-single-word="false" fo:text-indent="0cm" style:auto-text-indent="false"/>
      <style:text-properties style:font-name="Times1" fo:language="pt" fo:country="BR"/>
    </style:style>
    <style:style style:name="P30" style:family="paragraph" style:parent-style-name="Text_20_body">
      <style:paragraph-properties fo:margin-left="0cm" fo:margin-right="0cm" fo:line-height="115%" fo:text-align="justify" style:justify-single-word="false" fo:text-indent="0cm" style:auto-text-indent="false" style:snap-to-layout-grid="false"/>
      <style:text-properties style:font-name="Times1" fo:language="pt" fo:country="BR" officeooo:rsid="002072e7" officeooo:paragraph-rsid="002072e7"/>
    </style:style>
    <style:style style:name="P31" style:family="paragraph" style:parent-style-name="Text_20_body">
      <style:paragraph-properties fo:margin-left="0cm" fo:margin-right="0cm" fo:line-height="115%" fo:text-align="justify" style:justify-single-word="false" fo:text-indent="0cm" style:auto-text-indent="false"/>
      <style:text-properties style:font-name="Times1" fo:language="pt" fo:country="BR"/>
    </style:style>
    <style:style style:name="P32" style:family="paragraph" style:parent-style-name="Text_20_body">
      <style:paragraph-properties fo:margin-left="0cm" fo:margin-right="0cm" fo:line-height="115%" fo:text-align="justify" style:justify-single-word="false" fo:text-indent="0cm" style:auto-text-indent="false" style:snap-to-layout-grid="false"/>
      <style:text-properties style:font-name="Times1" fo:font-size="9pt" fo:language="pt" fo:country="BR" fo:font-weight="normal" officeooo:rsid="002072e7" officeooo:paragraph-rsid="002072e7" style:font-size-asian="9pt" style:language-asian="ja" style:country-asian="JP" style:font-weight-asian="normal" style:font-name-complex="Arial" style:font-size-complex="9pt" style:font-weight-complex="normal"/>
    </style:style>
    <style:style style:name="P33" style:family="paragraph" style:parent-style-name="InfoBlue">
      <style:paragraph-properties fo:line-height="115%" fo:text-align="justify" style:justify-single-word="false"/>
      <style:text-properties style:font-name="Times1" fo:language="pt" fo:country="BR" text:display="true"/>
    </style:style>
    <style:style style:name="P34" style:family="paragraph" style:parent-style-name="InfoBlue">
      <style:paragraph-properties fo:line-height="115%" fo:text-align="justify" style:justify-single-word="false"/>
      <style:text-properties style:font-name="Times1" fo:language="pt" fo:country="BR"/>
    </style:style>
    <style:style style:name="P35" style:family="paragraph" style:parent-style-name="InfoBlue">
      <style:paragraph-properties fo:line-height="115%" fo:text-align="justify" style:justify-single-word="false"/>
      <style:text-properties style:font-name="Times1" fo:language="pt" fo:country="BR" style:font-name-asian="Times" text:display="true"/>
    </style:style>
    <style:style style:name="P36" style:family="paragraph" style:parent-style-name="Standard">
      <style:paragraph-properties fo:margin-top="0.106cm" fo:margin-bottom="0cm" loext:contextual-spacing="false" fo:line-height="115%" fo:text-align="justify" style:justify-single-word="false" fo:orphans="2" fo:widows="2"/>
      <style:text-properties style:font-name="Times1" fo:font-size="9pt" fo:language="pt" fo:country="BR" fo:font-weight="bold" officeooo:rsid="001dd630" officeooo:paragraph-rsid="001dd630" style:font-size-asian="9pt" style:language-asian="ja" style:country-asian="JP" style:font-weight-asian="bold" style:font-name-complex="Arial" style:font-size-complex="9pt"/>
    </style:style>
    <style:style style:name="P37" style:family="paragraph" style:parent-style-name="Standard">
      <style:paragraph-properties fo:margin-top="0.106cm" fo:margin-bottom="0cm" loext:contextual-spacing="false" fo:line-height="115%" fo:text-align="justify" style:justify-single-word="false" fo:orphans="2" fo:widows="2"/>
      <style:text-properties style:font-name="Times1" fo:font-size="9pt" fo:language="pt" fo:country="BR" fo:font-weight="bold" officeooo:rsid="001e8c2c" officeooo:paragraph-rsid="001e8c2c" style:font-size-asian="9pt" style:language-asian="ja" style:country-asian="JP" style:font-weight-asian="bold" style:font-name-complex="Arial" style:font-size-complex="9pt"/>
    </style:style>
    <style:style style:name="P38" style:family="paragraph" style:parent-style-name="Standard">
      <style:paragraph-properties fo:margin-top="0.106cm" fo:margin-bottom="0cm" loext:contextual-spacing="false" fo:line-height="115%" fo:text-align="justify" style:justify-single-word="false" fo:orphans="2" fo:widows="2"/>
      <style:text-properties style:font-name="Times1" fo:font-size="9pt" fo:language="pt" fo:country="BR" fo:font-weight="bold" officeooo:rsid="002072e7" officeooo:paragraph-rsid="002072e7" style:font-size-asian="9pt" style:language-asian="ja" style:country-asian="JP" style:font-weight-asian="bold" style:font-name-complex="Arial" style:font-size-complex="9pt"/>
    </style:style>
    <style:style style:name="P39" style:family="paragraph" style:parent-style-name="Standard">
      <style:paragraph-properties fo:margin-top="0.106cm" fo:margin-bottom="0cm" loext:contextual-spacing="false" fo:line-height="115%" fo:text-align="justify" style:justify-single-word="false" fo:orphans="2" fo:widows="2"/>
      <style:text-properties style:font-name="Times1" fo:font-size="9pt" fo:language="pt" fo:country="BR" fo:font-weight="bold" style:font-size-asian="9pt" style:language-asian="ja" style:country-asian="JP" style:font-weight-asian="bold" style:font-name-complex="Arial" style:font-size-complex="9pt"/>
    </style:style>
    <style:style style:name="P40" style:family="paragraph" style:parent-style-name="Standard">
      <style:paragraph-properties fo:margin-top="0.071cm" fo:margin-bottom="0.071cm" loext:contextual-spacing="false" fo:line-height="115%" fo:text-align="justify" style:justify-single-word="false"/>
      <style:text-properties style:font-name="Times1" fo:language="pt" fo:country="BR" officeooo:rsid="00233733" officeooo:paragraph-rsid="00233733" style:font-weight-complex="bold"/>
    </style:style>
    <style:style style:name="P41" style:family="paragraph" style:parent-style-name="Standard">
      <style:paragraph-properties fo:margin-top="0.071cm" fo:margin-bottom="0.071cm" loext:contextual-spacing="false" fo:line-height="115%" fo:text-align="justify" style:justify-single-word="false"/>
      <style:text-properties style:font-name="Times1" fo:language="pt" fo:country="BR" officeooo:rsid="00233733" officeooo:paragraph-rsid="00233733"/>
    </style:style>
    <style:style style:name="P42" style:family="paragraph" style:parent-style-name="Standard">
      <style:paragraph-properties fo:margin-top="0.071cm" fo:margin-bottom="0.071cm" loext:contextual-spacing="false" fo:line-height="115%" fo:text-align="justify" style:justify-single-word="false" style:snap-to-layout-grid="false"/>
      <style:text-properties style:font-name="Times1" fo:language="pt" fo:country="BR" officeooo:rsid="00233733" officeooo:paragraph-rsid="00233733" style:font-style-complex="italic"/>
    </style:style>
    <style:style style:name="P43" style:family="paragraph" style:parent-style-name="Standard">
      <style:paragraph-properties fo:margin-top="0.071cm" fo:margin-bottom="0.071cm" loext:contextual-spacing="false" fo:line-height="115%" fo:text-align="justify" style:justify-single-word="false"/>
      <style:text-properties style:font-name="Times1" fo:language="pt" fo:country="BR"/>
    </style:style>
    <style:style style:name="P44" style:family="paragraph" style:parent-style-name="Standard">
      <style:paragraph-properties fo:margin-top="0.071cm" fo:margin-bottom="0.071cm" loext:contextual-spacing="false" fo:line-height="115%" fo:text-align="justify" style:justify-single-word="false"/>
      <style:text-properties fo:color="#000000" style:font-name="Times1" fo:language="pt" fo:country="BR" officeooo:rsid="00233733" officeooo:paragraph-rsid="00233733" style:font-name-complex="Times" style:font-style-complex="italic"/>
    </style:style>
    <style:style style:name="P45" style:family="paragraph" style:parent-style-name="Standard">
      <style:paragraph-properties fo:margin-top="0.071cm" fo:margin-bottom="0.071cm" loext:contextual-spacing="false" fo:line-height="115%" fo:text-align="justify" style:justify-single-word="false"/>
      <style:text-properties fo:color="#00a65d" style:font-name="Times1" fo:language="pt" fo:country="BR" officeooo:rsid="00244198" officeooo:paragraph-rsid="00244198" style:font-name-complex="Times" style:font-style-complex="italic"/>
    </style:style>
    <style:style style:name="P46" style:family="paragraph" style:parent-style-name="Preformatted_20_Text">
      <style:paragraph-properties fo:line-height="115%" fo:text-align="justify" style:justify-single-word="false"/>
      <style:text-properties fo:font-variant="normal" fo:text-transform="none" fo:color="#202124" style:font-name="Times1" fo:letter-spacing="normal" fo:language="pt" fo:country="BR"/>
    </style:style>
    <style:style style:name="P47" style:family="paragraph" style:parent-style-name="Standard">
      <style:paragraph-properties fo:line-height="115%" fo:text-align="justify" style:justify-single-word="false"/>
      <style:text-properties style:font-name="Times1" fo:language="pt" fo:country="BR" officeooo:rsid="001b85c5" officeooo:paragraph-rsid="001b85c5"/>
    </style:style>
    <style:style style:name="P48" style:family="paragraph" style:parent-style-name="Standard" style:list-style-name="L2">
      <style:paragraph-properties fo:line-height="115%" fo:text-align="justify" style:justify-single-word="false"/>
      <style:text-properties style:font-name="Times1" fo:language="pt" fo:country="BR" officeooo:rsid="00218e01" officeooo:paragraph-rsid="00218e01"/>
    </style:style>
    <style:style style:name="P49" style:family="paragraph" style:parent-style-name="Standard">
      <style:paragraph-properties fo:line-height="115%" fo:text-align="justify" style:justify-single-word="false" fo:orphans="2" fo:widows="2" style:snap-to-layout-grid="false"/>
      <style:text-properties style:font-name="Times1" fo:language="pt" fo:country="BR" officeooo:rsid="0027e44e" officeooo:paragraph-rsid="0027e44e" style:language-asian="ja" style:country-asian="JP" style:font-name-complex="Arial"/>
    </style:style>
    <style:style style:name="P50" style:family="paragraph" style:parent-style-name="Standard">
      <style:paragraph-properties fo:line-height="115%" fo:text-align="justify" style:justify-single-word="false"/>
      <style:text-properties style:font-name="Times1" fo:language="pt" fo:country="BR"/>
    </style:style>
    <style:style style:name="P51" style:family="paragraph" style:parent-style-name="Standard">
      <style:paragraph-properties fo:line-height="115%" fo:text-align="justify" style:justify-single-word="false"/>
      <style:text-properties style:font-name="Times1" fo:language="pt" fo:country="BR" officeooo:paragraph-rsid="0027e44e"/>
    </style:style>
    <style:style style:name="P52" style:family="paragraph" style:parent-style-name="Standard">
      <style:paragraph-properties fo:margin-top="0.071cm" fo:margin-bottom="0.071cm" loext:contextual-spacing="false" fo:line-height="115%" fo:text-align="justify" style:justify-single-word="false"/>
      <style:text-properties style:font-name="Times1" fo:language="pt" fo:country="BR" officeooo:rsid="00233733" officeooo:paragraph-rsid="0027e44e" style:font-weight-complex="bold"/>
    </style:style>
    <style:style style:name="P53" style:family="paragraph" style:parent-style-name="Standard">
      <style:paragraph-properties fo:margin-top="0.071cm" fo:margin-bottom="0.071cm" loext:contextual-spacing="false" fo:line-height="115%" fo:text-align="justify" style:justify-single-word="false"/>
      <style:text-properties style:font-name="Times1" fo:language="pt" fo:country="BR" officeooo:rsid="00233733" officeooo:paragraph-rsid="0027e44e"/>
    </style:style>
    <style:style style:name="P54" style:family="paragraph" style:parent-style-name="Standard">
      <style:paragraph-properties fo:margin-top="0.071cm" fo:margin-bottom="0.071cm" loext:contextual-spacing="false" fo:line-height="115%" fo:text-align="justify" style:justify-single-word="false" style:snap-to-layout-grid="false"/>
      <style:text-properties style:font-name="Times1" fo:language="pt" fo:country="BR" officeooo:rsid="00233733" officeooo:paragraph-rsid="0027e44e" style:font-style-complex="italic"/>
    </style:style>
    <style:style style:name="P55" style:family="paragraph" style:parent-style-name="Standard">
      <style:paragraph-properties fo:margin-top="0.071cm" fo:margin-bottom="0.071cm" loext:contextual-spacing="false" fo:line-height="115%" fo:text-align="justify" style:justify-single-word="false"/>
      <style:text-properties style:font-name="Times1" fo:language="pt" fo:country="BR" officeooo:paragraph-rsid="0027e44e"/>
    </style:style>
    <style:style style:name="P56" style:family="paragraph" style:parent-style-name="Standard">
      <style:paragraph-properties fo:margin-top="0.071cm" fo:margin-bottom="0.071cm" loext:contextual-spacing="false" fo:line-height="115%" fo:text-align="justify" style:justify-single-word="false"/>
      <style:text-properties fo:color="#000000" style:font-name="Times1" fo:language="pt" fo:country="BR" officeooo:rsid="00233733" officeooo:paragraph-rsid="0027e44e" style:font-name-complex="Times" style:font-style-complex="italic"/>
    </style:style>
    <style:style style:name="P57" style:family="paragraph" style:parent-style-name="Standard">
      <style:paragraph-properties fo:margin-top="0.071cm" fo:margin-bottom="0.071cm" loext:contextual-spacing="false" fo:line-height="115%" fo:text-align="justify" style:justify-single-word="false"/>
      <style:text-properties fo:color="#00a65d" style:font-name="Times1" fo:language="pt" fo:country="BR" officeooo:rsid="00244198" officeooo:paragraph-rsid="0027e44e" style:font-name-complex="Times" style:font-style-complex="italic"/>
    </style:style>
    <style:style style:name="P58" style:family="paragraph" style:parent-style-name="Heading" style:master-page-name="Standard">
      <style:paragraph-properties fo:line-height="115%" fo:text-align="center" style:justify-single-word="false" style:page-number="auto"/>
      <style:text-properties style:font-name="Times1" fo:language="pt" fo:country="BR" officeooo:rsid="001a52b9" officeooo:paragraph-rsid="001a52b9"/>
    </style:style>
    <style:style style:name="P59" style:family="paragraph" style:parent-style-name="Heading_20_1" style:master-page-name="Converter_20_1">
      <style:paragraph-properties fo:line-height="115%" fo:text-align="justify" style:justify-single-word="false" style:page-number="auto"/>
      <style:text-properties style:font-name="Times1" fo:language="pt" fo:country="BR"/>
    </style:style>
    <style:style style:name="P60" style:family="paragraph" style:parent-style-name="Heading_20_2" style:list-style-name="WW8Num19">
      <style:paragraph-properties fo:line-height="115%" fo:text-align="justify" style:justify-single-word="false"/>
      <style:text-properties fo:color="#000000" style:font-name="Times1" fo:language="pt" fo:country="BR" officeooo:rsid="00233733" officeooo:paragraph-rsid="00233733"/>
    </style:style>
    <style:style style:name="P61" style:family="paragraph" style:parent-style-name="Heading_20_2" style:list-style-name="WW8Num25">
      <style:paragraph-properties fo:line-height="115%" fo:text-align="justify" style:justify-single-word="false"/>
      <style:text-properties style:font-name="Times1" fo:language="pt" fo:country="BR" officeooo:rsid="00233733" officeooo:paragraph-rsid="00233733"/>
    </style:style>
    <style:style style:name="P62" style:family="paragraph" style:parent-style-name="InfoBlue">
      <style:paragraph-properties fo:line-height="115%" fo:text-align="justify" style:justify-single-word="false"/>
      <style:text-properties style:font-name="Times1" fo:language="pt" fo:country="BR" officeooo:paragraph-rsid="0027e44e" text:display="true"/>
    </style:style>
    <style:style style:name="P63" style:family="paragraph" style:parent-style-name="InfoBlue_20_list_20_item" style:list-style-name="L3">
      <style:paragraph-properties fo:line-height="115%" fo:text-align="justify" style:justify-single-word="false"/>
      <style:text-properties fo:color="#000000" style:font-name="Times1" fo:language="pt" fo:country="BR" fo:font-weight="bold" officeooo:rsid="00233733" officeooo:paragraph-rsid="00233733" style:font-weight-asian="bold" style:font-weight-complex="bold"/>
    </style:style>
    <style:style style:name="P64" style:family="paragraph" style:parent-style-name="InfoBlue_20_list_20_item">
      <style:paragraph-properties fo:line-height="115%" fo:text-align="justify" style:justify-single-word="false"/>
      <style:text-properties fo:color="#000000" style:font-name="Times1" fo:language="pt" fo:country="BR" officeooo:rsid="002a67cd" officeooo:paragraph-rsid="002a67cd"/>
    </style:style>
    <style:style style:name="P65" style:family="paragraph" style:parent-style-name="Preformatted_20_Text" style:list-style-name="L1">
      <style:paragraph-properties fo:line-height="115%" fo:text-align="justify" style:justify-single-word="false"/>
      <style:text-properties fo:font-variant="normal" fo:text-transform="none" fo:color="#202124" style:font-name="Times1" fo:letter-spacing="normal" fo:language="pt" fo:country="BR" officeooo:rsid="001dd630" officeooo:paragraph-rsid="001dd630"/>
    </style:style>
    <style:style style:name="T1" style:family="text">
      <style:text-properties officeooo:rsid="001a52b9"/>
    </style:style>
    <style:style style:name="T2" style:family="text">
      <style:text-properties style:font-name="Symbol" style:font-name-asian="Symbol" style:font-name-complex="Symbol"/>
    </style:style>
    <style:style style:name="T3" style:family="text">
      <style:text-properties style:font-name="Times1"/>
    </style:style>
    <style:style style:name="T4" style:family="text">
      <style:text-properties style:font-name="Times1" officeooo:rsid="001d4faa" style:font-name-asian="Symbol" style:font-name-complex="Symbol"/>
    </style:style>
    <style:style style:name="T5" style:family="text">
      <style:text-properties fo:language="pt" fo:country="BR"/>
    </style:style>
    <style:style style:name="T6" style:family="text">
      <style:text-properties officeooo:rsid="001fd598"/>
    </style:style>
    <style:style style:name="T7" style:family="text">
      <style:text-properties officeooo:rsid="001b85c5"/>
    </style:style>
    <style:style style:name="T8" style:family="text">
      <style:text-properties officeooo:rsid="001dd630"/>
    </style:style>
    <style:style style:name="T9" style:family="text">
      <style:text-properties officeooo:rsid="001e8c2c"/>
    </style:style>
    <style:style style:name="T10" style:family="text">
      <style:text-properties officeooo:rsid="002072e7"/>
    </style:style>
    <style:style style:name="T11" style:family="text">
      <style:text-properties officeooo:rsid="00218e01"/>
    </style:style>
    <style:style style:name="T12" style:family="text">
      <style:text-properties officeooo:rsid="00233733"/>
    </style:style>
    <style:style style:name="T13" style:family="text">
      <style:text-properties officeooo:rsid="0027e44e"/>
    </style:style>
    <style:style style:name="T14" style:family="text">
      <style:text-properties officeooo:rsid="0027fd02"/>
    </style:style>
    <style:style style:name="T15" style:family="text">
      <style:text-properties officeooo:rsid="0028ff1e"/>
    </style:style>
    <style:style style:name="T16" style:family="text">
      <style:text-properties officeooo:rsid="002a67c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Projeto Engenharia de Software</text:p>
      <text:p text:style-name="P25">Plano de Iteração</text:p>
      <text:p text:style-name="P26"/>
      <text:p text:style-name="P10"/>
      <text:p text:style-name="P10"/>
      <text:h text:style-name="P24" text:outline-level="1">1. <text:s/><text:span text:style-name="T7">Marcos Importantes </text:span></text:h>
      <text:p text:style-name="P11"><text:tab/>Segue o cronograma com todas as datas que foram planejadas inicialmente para o desenvolvimento do <text:s/>projeto. Abaixo segue uma segunda tabela contendo apenas as datas que possuem os marcos do trabalho.</text:p>
      <text:p text:style-name="P19"/>
      <text:p text:style-name="P34"><text:s/>and so on for the iteration.]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3"><text:bookmark text:name="OLE_LINK1"/>M<text:span text:style-name="T7">arcos</text:span></text:p>
          </table:table-cell>
          <table:table-cell table:style-name="Tabela1.B1" office:value-type="string">
            <text:p text:style-name="P13">Dat<text:span text:style-name="T7">a</text:span></text:p>
          </table:table-cell>
        </table:table-row>
        <table:table-row table:style-name="Tabela1.1">
          <table:table-cell table:style-name="Tabela1.A1" office:value-type="string">
            <text:p text:style-name="P11">Projeto de interface com o usuário</text:p>
          </table:table-cell>
          <table:table-cell table:style-name="Tabela1.B1" office:value-type="string">
            <text:p text:style-name="P12">07-04-2021</text:p>
          </table:table-cell>
        </table:table-row>
        <table:table-row table:style-name="Tabela1.1">
          <table:table-cell table:style-name="Tabela1.A1" office:value-type="string">
            <text:p text:style-name="P12">Projeto físico de banco de dados </text:p>
          </table:table-cell>
          <table:table-cell table:style-name="Tabela1.B1" office:value-type="string">
            <text:p text:style-name="P12">1<text:span text:style-name="T13">2</text:span>-04-2021</text:p>
          </table:table-cell>
        </table:table-row>
        <table:table-row table:style-name="Tabela1.1">
          <table:table-cell table:style-name="Tabela1.A1" office:value-type="string">
            <text:p text:style-name="P12">Smoke Test</text:p>
          </table:table-cell>
          <table:table-cell table:style-name="Tabela1.B1" office:value-type="string">
            <text:p text:style-name="P12">19-04-2021</text:p>
          </table:table-cell>
        </table:table-row>
        <table:table-row table:style-name="Tabela1.1">
          <table:table-cell table:style-name="Tabela1.A1" office:value-type="string">
            <text:p text:style-name="P11">Protótipo de interface com o usuário </text:p>
          </table:table-cell>
          <table:table-cell table:style-name="Tabela1.B1" office:value-type="string">
            <text:p text:style-name="P12">2<text:span text:style-name="T13">6</text:span>-04-2021</text:p>
          </table:table-cell>
        </table:table-row>
        <table:table-row table:style-name="Tabela1.1">
          <table:table-cell table:style-name="Tabela1.A6" office:value-type="string">
            <text:p text:style-name="P11">Protótipo de banco de dados </text:p>
          </table:table-cell>
          <table:table-cell table:style-name="Tabela1.B6" office:value-type="string">
            <text:p text:style-name="P12">2<text:span text:style-name="T13">9</text:span>-04-2021</text:p>
          </table:table-cell>
        </table:table-row>
      </table:table>
      <text:p text:style-name="P31"/>
      <text:h text:style-name="P23" text:outline-level="1">2. <text:s/><text:span text:style-name="T8">Objetivos de Alto Nível</text:span></text:h>
      <text:list xml:id="list1331875015" text:style-name="L1">
        <text:list-item>
          <text:p text:style-name="P65">Definir bem as funcionalidades principais para a entrega.</text:p>
        </text:list-item>
        <text:list-item>
          <text:p text:style-name="P65">Construção do wireframe do projeto.</text:p>
        </text:list-item>
        <text:list-item>
          <text:p text:style-name="P65">Tornar o sistema viável para desenvolvimento.</text:p>
        </text:list-item>
        <text:list-item>
          <text:p text:style-name="P65">Realizar a integração do front end com o banco de dados.</text:p>
        </text:list-item>
        <text:list-item>
          <text:p text:style-name="P65">Fornecer um protótipo de alto nível para o cliente.</text:p>
        </text:list-item>
      </text:list>
      <text:p text:style-name="P46"/>
      <text:h text:style-name="P23" text:outline-level="1">3. <text:s/><text:span text:style-name="T8">Atribuições de itens de trabalho</text:span></text:h>
      <text:p text:style-name="P33"/>
      <text:p text:style-name="P29"/>
      <text:p text:style-name="P29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column table:style-name="Tabela2.H"/>
        <table:table-column table:style-name="Tabela2.I"/>
        <table:table-row table:style-name="Tabela2.1">
          <table:table-cell table:style-name="Tabela2.A1" office:value-type="string">
            <text:p text:style-name="P36">Nome ou palavra-chave </text:p>
          </table:table-cell>
          <table:table-cell table:style-name="Tabela2.B1" office:value-type="string">
            <text:p text:style-name="P39"><text:span text:style-name="T8">Prioridade</text:span> </text:p>
          </table:table-cell>
          <table:table-cell table:style-name="Tabela2.B1" office:value-type="string">
            <text:p text:style-name="P37">Estimativa de tamanho (Pontos)</text:p>
          </table:table-cell>
          <table:table-cell table:style-name="Tabela2.B1" office:value-type="string">
            <text:p text:style-name="P37">Estado</text:p>
          </table:table-cell>
          <table:table-cell table:style-name="Tabela2.B1" office:value-type="string">
            <text:p text:style-name="P37">Material de Referência</text:p>
          </table:table-cell>
          <table:table-cell table:style-name="Tabela2.B1" office:value-type="string">
            <text:p text:style-name="P37">Iteração de destino</text:p>
          </table:table-cell>
          <table:table-cell table:style-name="Tabela2.B1" office:value-type="string">
            <text:p text:style-name="P37">Atribuído a (nome)</text:p>
          </table:table-cell>
          <table:table-cell table:style-name="Tabela2.B1" office:value-type="string">
            <text:p text:style-name="P37">Horas trabalhadas</text:p>
          </table:table-cell>
          <table:table-cell table:style-name="Tabela2.I1" office:value-type="string">
            <text:p text:style-name="P39"><text:span text:style-name="T9">Estimativa de horas restantes</text:span> </text:p>
          </table:table-cell>
        </table:table-row>
        <table:table-row table:style-name="Tabela2.2">
          <table:table-cell table:style-name="Tabela2.A2" office:value-type="string">
            <text:p text:style-name="P20">Processo definido do projeto </text:p>
          </table:table-cell>
          <table:table-cell table:style-name="Tabela2.B2" office:value-type="string">
            <text:p text:style-name="P14">Alta</text:p>
          </table:table-cell>
          <table:table-cell table:style-name="Tabela2.C2" office:value-type="string">
            <text:p text:style-name="P14">3</text:p>
          </table:table-cell>
          <table:table-cell table:style-name="Tabela2.D2" office:value-type="string">
            <text:p text:style-name="P14">Feito</text:p>
          </table:table-cell>
          <table:table-cell table:style-name="Tabela2.E2" office:value-type="string">
            <text:p text:style-name="P14">OpenUp</text:p>
          </table:table-cell>
          <table:table-cell table:style-name="Tabela2.F2" office:value-type="string">
            <text:p text:style-name="P14">Plano de projeto</text:p>
          </table:table-cell>
          <table:table-cell table:style-name="Tabela2.G2" office:value-type="string">
            <text:p text:style-name="P14">Mariana </text:p>
          </table:table-cell>
          <table:table-cell table:style-name="Tabela2.H2" office:value-type="string">
            <text:p text:style-name="P14">2 h </text:p>
          </table:table-cell>
          <table:table-cell table:style-name="Tabela2.I2" office:value-type="string">
            <text:p text:style-name="P15"/>
          </table:table-cell>
        </table:table-row>
        <table:table-row table:style-name="Tabela2.2">
          <table:table-cell table:style-name="Tabela2.A3" office:value-type="string">
            <text:p text:style-name="P17">Plano de projeto </text:p>
          </table:table-cell>
          <table:table-cell table:style-name="Tabela2.B3" office:value-type="string">
            <text:p text:style-name="P14">Alta </text:p>
          </table:table-cell>
          <table:table-cell table:style-name="Tabela2.C3" office:value-type="string">
            <text:p text:style-name="P14">3</text:p>
          </table:table-cell>
          <table:table-cell table:style-name="Tabela2.D3" office:value-type="string">
            <text:p text:style-name="P14">Feito </text:p>
          </table:table-cell>
          <table:table-cell table:style-name="Tabela2.E3" office:value-type="string">
            <text:p text:style-name="P14">OpenUp</text:p>
          </table:table-cell>
          <table:table-cell table:style-name="Tabela2.F3" office:value-type="string">
            <text:p text:style-name="P14">Plano de Iterações</text:p>
          </table:table-cell>
          <table:table-cell table:style-name="Tabela2.G3" office:value-type="string">
            <text:p text:style-name="P14">Mariana </text:p>
          </table:table-cell>
          <table:table-cell table:style-name="Tabela2.H3" office:value-type="string">
            <text:p text:style-name="P14">3 h </text:p>
          </table:table-cell>
          <table:table-cell table:style-name="Tabela2.I3" office:value-type="string">
            <text:p text:style-name="P15"/>
          </table:table-cell>
        </table:table-row>
        <text:soft-page-break/>
        <table:table-row table:style-name="Tabela2.2">
          <table:table-cell table:style-name="Tabela2.A4" office:value-type="string">
            <text:p text:style-name="P17">Plano de Iterações </text:p>
          </table:table-cell>
          <table:table-cell table:style-name="Tabela2.B4" office:value-type="string">
            <text:p text:style-name="P14">Alta </text:p>
          </table:table-cell>
          <table:table-cell table:style-name="Tabela2.C4" office:value-type="string">
            <text:p text:style-name="P14">3</text:p>
          </table:table-cell>
          <table:table-cell table:style-name="Tabela2.D4" office:value-type="string">
            <text:p text:style-name="P14">Feito </text:p>
          </table:table-cell>
          <table:table-cell table:style-name="Tabela2.E4" office:value-type="string">
            <text:p text:style-name="P14">OpenUp</text:p>
          </table:table-cell>
          <table:table-cell table:style-name="Tabela2.F4" office:value-type="string">
            <text:p text:style-name="P14">Lista de Ferramentas</text:p>
          </table:table-cell>
          <table:table-cell table:style-name="Tabela2.G4" office:value-type="string">
            <text:p text:style-name="P14">Mariana </text:p>
          </table:table-cell>
          <table:table-cell table:style-name="Tabela2.H4" office:value-type="string">
            <text:p text:style-name="P14">3 h</text:p>
          </table:table-cell>
          <table:table-cell table:style-name="Tabela2.I4" office:value-type="string">
            <text:p text:style-name="P15"/>
          </table:table-cell>
        </table:table-row>
        <table:table-row table:style-name="Tabela2.2">
          <table:table-cell table:style-name="Tabela2.A5" office:value-type="string">
            <text:p text:style-name="P17">Lista de Ferramentas</text:p>
          </table:table-cell>
          <table:table-cell table:style-name="Tabela2.B5" office:value-type="string">
            <text:p text:style-name="P14">Média </text:p>
          </table:table-cell>
          <table:table-cell table:style-name="Tabela2.C5" office:value-type="string">
            <text:p text:style-name="P14">2</text:p>
          </table:table-cell>
          <table:table-cell table:style-name="Tabela2.D5" office:value-type="string">
            <text:p text:style-name="P14">Feito </text:p>
          </table:table-cell>
          <table:table-cell table:style-name="Tabela2.E5" office:value-type="string">
            <text:p text:style-name="P14">OpenUp</text:p>
          </table:table-cell>
          <table:table-cell table:style-name="Tabela2.F5" office:value-type="string">
            <text:p text:style-name="P14">Glossário </text:p>
          </table:table-cell>
          <table:table-cell table:style-name="Tabela2.G5" office:value-type="string">
            <text:p text:style-name="P14">Mariana </text:p>
          </table:table-cell>
          <table:table-cell table:style-name="Tabela2.H5" office:value-type="string">
            <text:p text:style-name="P14">3 h</text:p>
          </table:table-cell>
          <table:table-cell table:style-name="Tabela2.I5" office:value-type="string">
            <text:p text:style-name="P15"/>
          </table:table-cell>
        </table:table-row>
        <table:table-row table:style-name="Tabela2.2">
          <table:table-cell table:style-name="Tabela2.A6" office:value-type="string">
            <text:p text:style-name="P17">Glossário</text:p>
          </table:table-cell>
          <table:table-cell table:style-name="Tabela2.B6" office:value-type="string">
            <text:p text:style-name="P14">Baixa</text:p>
          </table:table-cell>
          <table:table-cell table:style-name="Tabela2.C6" office:value-type="string">
            <text:p text:style-name="P14">1</text:p>
          </table:table-cell>
          <table:table-cell table:style-name="Tabela2.D6" office:value-type="string">
            <text:p text:style-name="P14">Feito</text:p>
          </table:table-cell>
          <table:table-cell table:style-name="Tabela2.E6" office:value-type="string">
            <text:p text:style-name="P14">OpenUp</text:p>
          </table:table-cell>
          <table:table-cell table:style-name="Tabela2.F6" office:value-type="string">
            <text:p text:style-name="P14">Documento de visão </text:p>
          </table:table-cell>
          <table:table-cell table:style-name="Tabela2.G6" office:value-type="string">
            <text:p text:style-name="P14">Mariana </text:p>
          </table:table-cell>
          <table:table-cell table:style-name="Tabela2.H6" office:value-type="string">
            <text:p text:style-name="P14">3 h</text:p>
          </table:table-cell>
          <table:table-cell table:style-name="Tabela2.I6" office:value-type="string">
            <text:p text:style-name="P15"/>
          </table:table-cell>
        </table:table-row>
        <table:table-row table:style-name="Tabela2.2">
          <table:table-cell table:style-name="Tabela2.A7" office:value-type="string">
            <text:p text:style-name="P17">Documento de Visão </text:p>
          </table:table-cell>
          <table:table-cell table:style-name="Tabela2.B7" office:value-type="string">
            <text:p text:style-name="P14">Média </text:p>
          </table:table-cell>
          <table:table-cell table:style-name="Tabela2.C7" office:value-type="string">
            <text:p text:style-name="P14">2</text:p>
          </table:table-cell>
          <table:table-cell table:style-name="Tabela2.D7" office:value-type="string">
            <text:p text:style-name="P16">Feito</text:p>
          </table:table-cell>
          <table:table-cell table:style-name="Tabela2.E7" office:value-type="string">
            <text:p text:style-name="P14">OpenUp</text:p>
          </table:table-cell>
          <table:table-cell table:style-name="Tabela2.F7" office:value-type="string">
            <text:p text:style-name="P14">Descrição de requisitos</text:p>
          </table:table-cell>
          <table:table-cell table:style-name="Tabela2.G7" office:value-type="string">
            <text:p text:style-name="P14">Mariana </text:p>
          </table:table-cell>
          <table:table-cell table:style-name="Tabela2.H7" office:value-type="string">
            <text:p text:style-name="P14">3 h </text:p>
          </table:table-cell>
          <table:table-cell table:style-name="Tabela2.I7" office:value-type="string">
            <text:p text:style-name="P15"/>
          </table:table-cell>
        </table:table-row>
        <table:table-row table:style-name="Tabela2.2">
          <table:table-cell table:style-name="Tabela2.A8" office:value-type="string">
            <text:p text:style-name="P17">Descrição de requisitos</text:p>
          </table:table-cell>
          <table:table-cell table:style-name="Tabela2.B8" office:value-type="string">
            <text:p text:style-name="P14">Alta </text:p>
          </table:table-cell>
          <table:table-cell table:style-name="Tabela2.C8" office:value-type="string">
            <text:p text:style-name="P14">3</text:p>
          </table:table-cell>
          <table:table-cell table:style-name="Tabela2.D8" office:value-type="string">
            <text:p text:style-name="P16">Feito</text:p>
          </table:table-cell>
          <table:table-cell table:style-name="Tabela2.E8" office:value-type="string">
            <text:p text:style-name="P14">OpenUp</text:p>
          </table:table-cell>
          <table:table-cell table:style-name="Tabela2.F8" office:value-type="string">
            <text:p text:style-name="P14">Modelo de caso de uso</text:p>
          </table:table-cell>
          <table:table-cell table:style-name="Tabela2.G8" office:value-type="string">
            <text:p text:style-name="P14">Mariana </text:p>
          </table:table-cell>
          <table:table-cell table:style-name="Tabela2.H8" office:value-type="string">
            <text:p text:style-name="P14">8 h </text:p>
          </table:table-cell>
          <table:table-cell table:style-name="Tabela2.I8" office:value-type="string">
            <text:p text:style-name="P15"/>
          </table:table-cell>
        </table:table-row>
        <table:table-row table:style-name="Tabela2.2">
          <table:table-cell table:style-name="Tabela2.A9" office:value-type="string">
            <text:p text:style-name="P17">Descrição da arquitetura</text:p>
          </table:table-cell>
          <table:table-cell table:style-name="Tabela2.B9" office:value-type="string">
            <text:p text:style-name="P14">Alta </text:p>
          </table:table-cell>
          <table:table-cell table:style-name="Tabela2.C9" office:value-type="string">
            <text:p text:style-name="P14">3</text:p>
          </table:table-cell>
          <table:table-cell table:style-name="Tabela2.D9" office:value-type="string">
            <text:p text:style-name="P49">Feito</text:p>
          </table:table-cell>
          <table:table-cell table:style-name="Tabela2.E9" office:value-type="string">
            <text:p text:style-name="P14">OpenUp</text:p>
          </table:table-cell>
          <table:table-cell table:style-name="Tabela2.F9" office:value-type="string">
            <text:p text:style-name="P14">Projeto de Interface com o usuário </text:p>
          </table:table-cell>
          <table:table-cell table:style-name="Tabela2.G9" office:value-type="string">
            <text:p text:style-name="P14">Mariana </text:p>
          </table:table-cell>
          <table:table-cell table:style-name="Tabela2.H9" office:value-type="string">
            <text:p text:style-name="P14">16 h</text:p>
          </table:table-cell>
          <table:table-cell table:style-name="Tabela2.I9" office:value-type="string">
            <text:p text:style-name="P15"/>
          </table:table-cell>
        </table:table-row>
        <table:table-row table:style-name="Tabela2.2">
          <table:table-cell table:style-name="Tabela2.A10" office:value-type="string">
            <text:p text:style-name="P17">Projeto de Interface com o usuário </text:p>
          </table:table-cell>
          <table:table-cell table:style-name="Tabela2.B10" office:value-type="string">
            <text:p text:style-name="P14">Alta</text:p>
          </table:table-cell>
          <table:table-cell table:style-name="Tabela2.C10" office:value-type="string">
            <text:p text:style-name="P14">3</text:p>
          </table:table-cell>
          <table:table-cell table:style-name="Tabela2.D10" office:value-type="string">
            <text:p text:style-name="P49">Feito</text:p>
          </table:table-cell>
          <table:table-cell table:style-name="Tabela2.E10" office:value-type="string">
            <text:p text:style-name="P14">OpenUp</text:p>
          </table:table-cell>
          <table:table-cell table:style-name="Tabela2.F10" office:value-type="string">
            <text:p text:style-name="P14">Projeto físico do banco de dados </text:p>
          </table:table-cell>
          <table:table-cell table:style-name="Tabela2.G10" office:value-type="string">
            <text:p text:style-name="P14">Mariana</text:p>
          </table:table-cell>
          <table:table-cell table:style-name="Tabela2.H10" office:value-type="string">
            <text:p text:style-name="P14">16 h </text:p>
          </table:table-cell>
          <table:table-cell table:style-name="Tabela2.I10" office:value-type="string">
            <text:p text:style-name="P15"/>
          </table:table-cell>
        </table:table-row>
        <table:table-row table:style-name="Tabela2.2">
          <table:table-cell table:style-name="Tabela2.A11" office:value-type="string">
            <text:p text:style-name="P17">Projeto físico do banco de dados </text:p>
          </table:table-cell>
          <table:table-cell table:style-name="Tabela2.B11" office:value-type="string">
            <text:p text:style-name="P14">Alta </text:p>
          </table:table-cell>
          <table:table-cell table:style-name="Tabela2.C11" office:value-type="string">
            <text:p text:style-name="P14">3</text:p>
          </table:table-cell>
          <table:table-cell table:style-name="Tabela2.D11" office:value-type="string">
            <text:p text:style-name="P49">Feito</text:p>
          </table:table-cell>
          <table:table-cell table:style-name="Tabela2.E11" office:value-type="string">
            <text:p text:style-name="P14">OpenUp</text:p>
          </table:table-cell>
          <table:table-cell table:style-name="Tabela2.F11" office:value-type="string">
            <text:p text:style-name="P14">Descrição da Infraestrutura de implantação</text:p>
          </table:table-cell>
          <table:table-cell table:style-name="Tabela2.G11" office:value-type="string">
            <text:p text:style-name="P14">Mariana </text:p>
          </table:table-cell>
          <table:table-cell table:style-name="Tabela2.H11" office:value-type="string">
            <text:p text:style-name="P14">16 h</text:p>
          </table:table-cell>
          <table:table-cell table:style-name="Tabela2.I11" office:value-type="string">
            <text:p text:style-name="P15"/>
          </table:table-cell>
        </table:table-row>
        <table:table-row table:style-name="Tabela2.2">
          <table:table-cell table:style-name="Tabela2.A14" office:value-type="string">
            <text:p text:style-name="P17">Descrição da Infraestrutura de implantação</text:p>
          </table:table-cell>
          <table:table-cell table:style-name="Tabela2.B14" office:value-type="string">
            <text:p text:style-name="P14">Alta </text:p>
          </table:table-cell>
          <table:table-cell table:style-name="Tabela2.C14" office:value-type="string">
            <text:p text:style-name="P14">3</text:p>
          </table:table-cell>
          <table:table-cell table:style-name="Tabela2.D14" office:value-type="string">
            <text:p text:style-name="P14"/>
          </table:table-cell>
          <table:table-cell table:style-name="Tabela2.E14" office:value-type="string">
            <text:p text:style-name="P14">OpenUp</text:p>
          </table:table-cell>
          <table:table-cell table:style-name="Tabela2.F14" office:value-type="string">
            <text:p text:style-name="P14">Smoke test </text:p>
          </table:table-cell>
          <table:table-cell table:style-name="Tabela2.G14" office:value-type="string">
            <text:p text:style-name="P14">Mariana </text:p>
          </table:table-cell>
          <table:table-cell table:style-name="Tabela2.H14" office:value-type="string">
            <text:p text:style-name="P14">16 h</text:p>
          </table:table-cell>
          <table:table-cell table:style-name="Tabela2.I14" office:value-type="string">
            <text:p text:style-name="P15"/>
          </table:table-cell>
        </table:table-row>
        <table:table-row table:style-name="Tabela2.2">
          <table:table-cell table:style-name="Tabela2.A14" office:value-type="string">
            <text:p text:style-name="P17">Smoke test </text:p>
          </table:table-cell>
          <table:table-cell table:style-name="Tabela2.B14" office:value-type="string">
            <text:p text:style-name="P14">Alta </text:p>
          </table:table-cell>
          <table:table-cell table:style-name="Tabela2.C14" office:value-type="string">
            <text:p text:style-name="P14">3</text:p>
          </table:table-cell>
          <table:table-cell table:style-name="Tabela2.D14" office:value-type="string">
            <text:p text:style-name="P49">Feito</text:p>
          </table:table-cell>
          <table:table-cell table:style-name="Tabela2.E14" office:value-type="string">
            <text:p text:style-name="P14">OpenUp</text:p>
          </table:table-cell>
          <table:table-cell table:style-name="Tabela2.F14" office:value-type="string">
            <text:p text:style-name="P14">Protótipo de interface com o usuário </text:p>
          </table:table-cell>
          <table:table-cell table:style-name="Tabela2.G14" office:value-type="string">
            <text:p text:style-name="P14">Mariana </text:p>
          </table:table-cell>
          <table:table-cell table:style-name="Tabela2.H14" office:value-type="string">
            <text:p text:style-name="P14">24 h </text:p>
          </table:table-cell>
          <table:table-cell table:style-name="Tabela2.I14" office:value-type="string">
            <text:p text:style-name="P15"/>
          </table:table-cell>
        </table:table-row>
        <table:table-row table:style-name="Tabela2.2">
          <table:table-cell table:style-name="Tabela2.A14" office:value-type="string">
            <text:p text:style-name="P17">Protótipo de interface com o usuário </text:p>
          </table:table-cell>
          <table:table-cell table:style-name="Tabela2.B14" office:value-type="string">
            <text:p text:style-name="P14">Alta </text:p>
          </table:table-cell>
          <table:table-cell table:style-name="Tabela2.C14" office:value-type="string">
            <text:p text:style-name="P14">3</text:p>
          </table:table-cell>
          <table:table-cell table:style-name="Tabela2.D14" office:value-type="string">
            <text:p text:style-name="P49">Feito</text:p>
          </table:table-cell>
          <table:table-cell table:style-name="Tabela2.E14" office:value-type="string">
            <text:p text:style-name="P14">OpenUp</text:p>
          </table:table-cell>
          <table:table-cell table:style-name="Tabela2.F14" office:value-type="string">
            <text:p text:style-name="P14">Protótipo do banco de dados </text:p>
          </table:table-cell>
          <table:table-cell table:style-name="Tabela2.G14" office:value-type="string">
            <text:p text:style-name="P14">Mariana </text:p>
          </table:table-cell>
          <table:table-cell table:style-name="Tabela2.H14" office:value-type="string">
            <text:p text:style-name="P14">24 h </text:p>
          </table:table-cell>
          <table:table-cell table:style-name="Tabela2.I14" office:value-type="string">
            <text:p text:style-name="P15"/>
          </table:table-cell>
        </table:table-row>
        <table:table-row table:style-name="Tabela2.2">
          <table:table-cell table:style-name="Tabela2.A15" office:value-type="string">
            <text:p text:style-name="P17">Protótipo do banco de dados </text:p>
          </table:table-cell>
          <table:table-cell table:style-name="Tabela2.B15" office:value-type="string">
            <text:p text:style-name="P14">Alta </text:p>
          </table:table-cell>
          <table:table-cell table:style-name="Tabela2.C15" office:value-type="string">
            <text:p text:style-name="P14">3</text:p>
          </table:table-cell>
          <table:table-cell table:style-name="Tabela2.D15" office:value-type="string">
            <text:p text:style-name="P49">Feito</text:p>
          </table:table-cell>
          <table:table-cell table:style-name="Tabela2.E15" office:value-type="string">
            <text:p text:style-name="P14">OpenUp</text:p>
          </table:table-cell>
          <table:table-cell table:style-name="Tabela2.F15" office:value-type="string">
            <text:p text:style-name="P14"/>
          </table:table-cell>
          <table:table-cell table:style-name="Tabela2.G15" office:value-type="string">
            <text:p text:style-name="P14">Mariana </text:p>
          </table:table-cell>
          <table:table-cell table:style-name="Tabela2.H15" office:value-type="string">
            <text:p text:style-name="P14">24 h</text:p>
          </table:table-cell>
          <table:table-cell table:style-name="Tabela2.I15" office:value-type="string">
            <text:p text:style-name="P15"/>
          </table:table-cell>
        </table:table-row>
        <table:table-row table:style-name="Tabela2.2">
          <table:table-cell table:style-name="Tabela2.A16" office:value-type="string">
            <text:p text:style-name="P17"/>
          </table:table-cell>
          <table:table-cell table:style-name="Tabela2.B16" office:value-type="string">
            <text:p text:style-name="P14"/>
          </table:table-cell>
          <table:table-cell table:style-name="Tabela2.C16" office:value-type="string">
            <text:p text:style-name="P14"/>
          </table:table-cell>
          <table:table-cell table:style-name="Tabela2.D16" office:value-type="string">
            <text:p text:style-name="P14"/>
          </table:table-cell>
          <table:table-cell table:style-name="Tabela2.E16" office:value-type="string">
            <text:p text:style-name="P14"/>
          </table:table-cell>
          <table:table-cell table:style-name="Tabela2.F16" office:value-type="string">
            <text:p text:style-name="P14"/>
          </table:table-cell>
          <table:table-cell table:style-name="Tabela2.G16" office:value-type="string">
            <text:p text:style-name="P14"/>
          </table:table-cell>
          <table:table-cell table:style-name="Tabela2.H16" office:value-type="string">
            <text:p text:style-name="P14"/>
          </table:table-cell>
          <table:table-cell table:style-name="Tabela2.I16" office:value-type="string">
            <text:p text:style-name="P15"/>
          </table:table-cell>
        </table:table-row>
      </table:table>
      <text:p text:style-name="P28"/>
      <text:h text:style-name="P59" text:outline-level="1">4. <text:s/><text:span text:style-name="T10">Questões </text:span></text:h>
      <text:p text:style-name="P35"><text:s/></text:p>
      <text:p text:style-name="P18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38">Questões</text:p>
          </table:table-cell>
          <table:table-cell table:style-name="Tabela3.A1" office:value-type="string">
            <text:p text:style-name="P39">Status</text:p>
          </table:table-cell>
          <table:table-cell table:style-name="Tabela3.C1" office:value-type="string">
            <text:p text:style-name="P39">Not<text:span text:style-name="T10">as</text:span></text:p>
          </table:table-cell>
        </table:table-row>
        <table:table-row table:style-name="Tabela3.1">
          <table:table-cell table:style-name="Tabela3.A2" office:value-type="string">
            <text:p text:style-name="P32">Definição de ferramentas a serem utilizadas durante o desenvolvimento do sistema.</text:p>
          </table:table-cell>
          <table:table-cell table:style-name="Tabela3.B2" office:value-type="string">
            <text:p text:style-name="P30">Feito </text:p>
          </table:table-cell>
          <table:table-cell table:style-name="Tabela3.C2" office:value-type="string">
            <text:p text:style-name="P30">Foi decidida a utilização do <text:span text:style-name="T16">Adobe XD</text:span> para desenvolver o wireframe. <text:span text:style-name="T16">O </text:span>protótipo e mockup do projeto <text:span text:style-name="T16">foram desenvolvidos utilizando linguagem de programação html e css</text:span>.</text:p>
            <text:p text:style-name="P30"/>
          </table:table-cell>
        </table:table-row>
      </table:table>
      <text:p text:style-name="P19"/>
      <text:h text:style-name="P23" text:outline-level="1">5. <text:s/><text:span text:style-name="T11">Critério de Avaliação</text:span></text:h>
      <text:list xml:id="list2835732345" text:style-name="L2">
        <text:list-item>
          <text:p text:style-name="P48">Percentual de avaliação dos testes no desenvolvimento do sistema.</text:p>
        </text:list-item>
        <text:list-item>
          <text:p text:style-name="P48">Aprovação de funcionalidade do projeto.</text:p>
        </text:list-item>
        <text:list-item>
          <text:p text:style-name="P48">Aprovação de design.</text:p>
          <text:p text:style-name="P48"/>
        </text:list-item>
      </text:list>
      <text:p text:style-name="P34"/>
      <text:h text:style-name="P23" text:outline-level="1">6. <text:s/><text:span text:style-name="T12">Avaliação</text:span></text:h>
      <text:p text:style-name="P33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40">Alvo da Avaliação </text:p>
          </table:table-cell>
          <table:table-cell table:style-name="Tabela4.B1" office:value-type="string">
            <text:p text:style-name="P44">Finalização da documentação da sprint 1.</text:p>
          </table:table-cell>
        </table:table-row>
        <table:table-row table:style-name="Tabela4.1">
          <table:table-cell table:style-name="Tabela4.A1" office:value-type="string">
            <text:p text:style-name="P41">Data da Avaliação</text:p>
          </table:table-cell>
          <table:table-cell table:style-name="Tabela4.B1" office:value-type="string">
            <text:p text:style-name="P42"><text:span text:style-name="T14">22</text:span>/03/2021</text:p>
          </table:table-cell>
        </table:table-row>
        <table:table-row table:style-name="Tabela4.1">
          <table:table-cell table:style-name="Tabela4.A1" office:value-type="string">
            <text:p text:style-name="P43">Partici<text:span text:style-name="T12">pantes</text:span></text:p>
          </table:table-cell>
          <table:table-cell table:style-name="Tabela4.B1" office:value-type="string">
            <text:p text:style-name="P42">Mariana</text:p>
          </table:table-cell>
        </table:table-row>
        <table:table-row table:style-name="Tabela4.1">
          <table:table-cell table:style-name="Tabela4.A1" office:value-type="string">
            <text:p text:style-name="P41">Status do Projeto</text:p>
          </table:table-cell>
          <table:table-cell table:style-name="Tabela4.B1" office:value-type="string">
            <text:p text:style-name="P45">Finalizado</text:p>
          </table:table-cell>
        </table:table-row>
      </table:table>
      <text:p text:style-name="P19"/>
      <text:p text:style-name="P62"/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52">Alvo da Avaliação </text:p>
          </table:table-cell>
          <table:table-cell table:style-name="Tabela9.B1" office:value-type="string">
            <text:p text:style-name="P56">Finalização da documentação da sprint <text:span text:style-name="T13">2</text:span>.</text:p>
          </table:table-cell>
        </table:table-row>
        <table:table-row table:style-name="Tabela9.1">
          <table:table-cell table:style-name="Tabela9.A1" office:value-type="string">
            <text:p text:style-name="P53">Data da Avaliação</text:p>
          </table:table-cell>
          <table:table-cell table:style-name="Tabela9.B1" office:value-type="string">
            <text:p text:style-name="P54"><text:span text:style-name="T14">02</text:span>/0<text:span text:style-name="T14">4</text:span>/2021</text:p>
          </table:table-cell>
        </table:table-row>
        <table:table-row table:style-name="Tabela9.1">
          <table:table-cell table:style-name="Tabela9.A1" office:value-type="string">
            <text:p text:style-name="P55">Partici<text:span text:style-name="T12">pantes</text:span></text:p>
          </table:table-cell>
          <table:table-cell table:style-name="Tabela9.B1" office:value-type="string">
            <text:p text:style-name="P54">Mariana</text:p>
          </table:table-cell>
        </table:table-row>
        <table:table-row table:style-name="Tabela9.1">
          <table:table-cell table:style-name="Tabela9.A1" office:value-type="string">
            <text:p text:style-name="P53">Status do Projeto</text:p>
          </table:table-cell>
          <table:table-cell table:style-name="Tabela9.B1" office:value-type="string">
            <text:p text:style-name="P57">Finalizado</text:p>
          </table:table-cell>
        </table:table-row>
      </table:table>
      <text:p text:style-name="P51"/>
      <text:p text:style-name="P51"/>
      <text:p text:style-name="P62"/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52">Alvo da Avaliação </text:p>
          </table:table-cell>
          <table:table-cell table:style-name="Tabela10.B1" office:value-type="string">
            <text:p text:style-name="P56">Finalização <text:s/>da sprint <text:span text:style-name="T13">3</text:span>.</text:p>
          </table:table-cell>
        </table:table-row>
        <table:table-row table:style-name="Tabela10.1">
          <table:table-cell table:style-name="Tabela10.A1" office:value-type="string">
            <text:p text:style-name="P53">Data da Avaliação</text:p>
          </table:table-cell>
          <table:table-cell table:style-name="Tabela10.B1" office:value-type="string">
            <text:p text:style-name="P54">19/0<text:span text:style-name="T14">4</text:span>/2021</text:p>
          </table:table-cell>
        </table:table-row>
        <table:table-row table:style-name="Tabela10.1">
          <table:table-cell table:style-name="Tabela10.A1" office:value-type="string">
            <text:p text:style-name="P55">Partici<text:span text:style-name="T12">pantes</text:span></text:p>
          </table:table-cell>
          <table:table-cell table:style-name="Tabela10.B1" office:value-type="string">
            <text:p text:style-name="P54">Mariana</text:p>
          </table:table-cell>
        </table:table-row>
        <table:table-row table:style-name="Tabela10.1">
          <table:table-cell table:style-name="Tabela10.A1" office:value-type="string">
            <text:p text:style-name="P53">Status do Projeto</text:p>
          </table:table-cell>
          <table:table-cell table:style-name="Tabela10.B1" office:value-type="string">
            <text:p text:style-name="P57">Finalizado</text:p>
          </table:table-cell>
        </table:table-row>
      </table:table>
      <text:p text:style-name="P51"><text:soft-page-break/></text:p>
      <text:p text:style-name="P51"/>
      <text:p text:style-name="P62"/>
      <table:table table:name="Tabela11" table:style-name="Tabela11">
        <table:table-column table:style-name="Tabela11.A"/>
        <table:table-column table:style-name="Tabela11.B"/>
        <table:table-row table:style-name="Tabela11.1">
          <table:table-cell table:style-name="Tabela11.A1" office:value-type="string">
            <text:p text:style-name="P52">Alvo da Avaliação </text:p>
          </table:table-cell>
          <table:table-cell table:style-name="Tabela11.B1" office:value-type="string">
            <text:p text:style-name="P56">Finalização da sprint <text:span text:style-name="T13">4</text:span>.</text:p>
          </table:table-cell>
        </table:table-row>
        <table:table-row table:style-name="Tabela11.1">
          <table:table-cell table:style-name="Tabela11.A1" office:value-type="string">
            <text:p text:style-name="P53">Data da Avaliação</text:p>
          </table:table-cell>
          <table:table-cell table:style-name="Tabela11.B1" office:value-type="string">
            <text:p text:style-name="P54"><text:span text:style-name="T14">30</text:span>/0<text:span text:style-name="T14">4</text:span>/2021</text:p>
          </table:table-cell>
        </table:table-row>
        <table:table-row table:style-name="Tabela11.1">
          <table:table-cell table:style-name="Tabela11.A1" office:value-type="string">
            <text:p text:style-name="P55">Partici<text:span text:style-name="T12">pantes</text:span></text:p>
          </table:table-cell>
          <table:table-cell table:style-name="Tabela11.B1" office:value-type="string">
            <text:p text:style-name="P54">Mariana</text:p>
          </table:table-cell>
        </table:table-row>
        <table:table-row table:style-name="Tabela11.1">
          <table:table-cell table:style-name="Tabela11.A1" office:value-type="string">
            <text:p text:style-name="P53">Status do Projeto</text:p>
          </table:table-cell>
          <table:table-cell table:style-name="Tabela11.B1" office:value-type="string">
            <text:p text:style-name="P57">Finalizado</text:p>
          </table:table-cell>
        </table:table-row>
      </table:table>
      <text:p text:style-name="P51"/>
      <text:list xml:id="list1423536181" text:style-name="WW8Num19">
        <text:list-item>
          <text:h text:style-name="P60" text:outline-level="2">Avaliação em relação aos objetivos</text:h>
        </text:list-item>
      </text:list>
      <text:p text:style-name="P27">Todo a produção <text:span text:style-name="T15">seguiu</text:span> como o esperado, <text:span text:style-name="T15">sendo necessários alguns ajustes em relação as datas iniciais propostas, no entanto,</text:span> <text:s/>o desenvolvimento do sistema de software <text:span text:style-name="T15">foi finalizado com sucesso</text:span>.</text:p>
      <text:list xml:id="list948107428" text:style-name="WW8Num25">
        <text:list-item>
          <text:h text:style-name="P61" text:outline-level="2">Itens de trabalho: Planejado em comparação com os realmente <text:span text:style-name="T16">concluídos.</text:span></text:h>
        </text:list-item>
      </text:list>
      <text:p text:style-name="P64">Todos os itens foram desenvolvidos e concluídos como foi previsto.</text:p>
      <text:list xml:id="list4250011285" text:style-name="L3">
        <text:list-item>
          <text:p text:style-name="P63">Avaliação em relação aos resultados do teste de critério de avaliação</text:p>
        </text:list-item>
      </text:list>
      <text:p text:style-name="P64">Como os casos de teste foram apenas documentados em relação se a página levava o usuário ao endereço que ele solicitava a parte de teste foi devidamente concluída. Foi documentada com maior especificação no documento test_cases.pdf. </text:p>
      <text:list xml:id="list134805763151805" text:continue-list="list948107428" text:style-name="WW8Num25">
        <text:list-item>
          <text:h text:style-name="P61" text:outline-level="2">Outras preocupações e desvios </text:h>
        </text:list-item>
      </text:list>
      <text:p text:style-name="P64">No sistema web desenvolvido o que não foi otimizado por questão de decisão de projeto foi o menu que não colocado como responsivo e não houve a modelagem no filtro da página de acessar móveis que para ter sua funcionalidade completa deveria ser implementada utilizando javascript. No mais, todas as funcionalidades foram devidamente aplicadas no sistema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Times1" svg:font-family="Times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loext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12cm" fo:margin-bottom="0.106cm" loext:contextual-spacing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list-style-name="WW8Num17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loext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loext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loext:contextual-spacing="false" fo:text-align="justify" style:justify-single-word="false" fo:text-indent="0cm" style:auto-text-indent="false"/>
      <style:text-properties fo:color="#000000"/>
    </style:style>
    <style:style style:name="Subtitle" style:family="paragraph" style:parent-style-name="Standard" style:next-style-name="Text_20_body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swiss" style:font-pitch="variable" fo:font-size="18pt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Normal_20_Indent" style:display-name="Normal Indent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loext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1" style:family="paragraph" style:parent-style-name="Standard" style:list-style-name="WW8StyleNum">
      <style:paragraph-properties fo:margin-left="1.27cm" fo:margin-right="0cm" fo:text-indent="-0.762cm" style:auto-text-indent="false"/>
    </style:style>
    <style:style style:name="Bullet2" style:family="paragraph" style:parent-style-name="Standard" style:list-style-name="WW8StyleNum1">
      <style:paragraph-properties fo:margin-left="2.54cm" fo:margin-right="0cm" fo:text-indent="-0.635cm" style:auto-text-indent="false"/>
      <style:text-properties fo:color="#000080"/>
    </style:style>
    <style:style style:name="Tabletext" style:family="paragraph" style:parent-style-name="Standard">
      <style:paragraph-properties fo:margin-top="0cm" fo:margin-bottom="0.212cm" loext:contextual-spacing="false" fo:keep-together="always"/>
    </style:style>
    <style:style style:name="Document_20_Map" style:display-name="Document Map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Footnote" style:family="paragraph" style:parent-style-name="Standard" style:class="extra">
      <style:paragraph-properties fo:margin-left="0.635cm" fo:margin-right="0cm" fo:margin-top="0.071cm" fo:margin-bottom="0.071cm" loext:contextual-spacing="false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Main_20_Title" style:display-name="Main Title" style:family="paragraph" style:parent-style-name="Standard">
      <style:paragraph-properties fo:margin-top="0.847cm" fo:margin-bottom="0.106cm" loext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Paragraph1" style:family="paragraph" style:parent-style-name="Standard">
      <style:paragraph-properties fo:margin-top="0.141cm" fo:margin-bottom="0cm" loext:contextual-spacing="false" fo:line-height="100%" fo:text-align="justify" style:justify-single-word="false"/>
    </style:style>
    <style:style style:name="Paragraph3" style:family="paragraph" style:parent-style-name="Standard">
      <style:paragraph-properties fo:margin-left="2.69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Body_20_Text_20_2" style:display-name="Body Text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1.27cm" fo:margin-right="0.635cm" fo:margin-top="0.212cm" fo:margin-bottom="0cm" loext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top="0cm" fo:margin-bottom="0.212cm" loext:contextual-spacing="false"/>
      <style:text-properties fo:color="#0000ff" style:font-name="Times" fo:font-family="Times" style:font-family-generic="roman" style:font-pitch="variable" style:font-name-complex="Times" style:font-family-complex="Times" style:font-family-generic-complex="roman" style:font-pitch-complex="variable" text:display="none"/>
    </style:style>
    <style:style style:name="infoblue" style:family="paragraph" style:parent-style-name="Standard">
      <style:paragraph-properties fo:margin-left="1.27cm" fo:margin-right="0cm" fo:margin-top="0cm" fo:margin-bottom="0.212cm" loext:contextual-spacing="false" fo:orphans="2" fo:widows="2" fo:text-indent="0cm" style:auto-text-indent="false"/>
      <style:text-properties fo:color="#0000ff" fo:font-style="italic" style:font-style-asian="italic" style:font-style-complex="italic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Text" style:display-name="Comment Text" style:family="paragraph" style:parent-style-name="Standard"/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InfoBlue_20_list_20_item" style:display-name="InfoBlue list item" style:family="paragraph" style:parent-style-name="InfoBlue">
      <style:paragraph-properties fo:margin-left="1.27cm" fo:margin-right="0cm" fo:text-indent="0cm" style:auto-text-indent="false"/>
      <style:text-properties text:display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3" text:style-name="WW8Num23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"/>
      </text:list-level-style-bullet>
      <text:list-level-style-bullet text:level="6" text:style-name="WW8Num23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"/>
      </text:list-level-style-bullet>
      <text:list-level-style-bullet text:level="9" text:style-name="WW8Num23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suffix=".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6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6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6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6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prefix="?" style:num-format="1">
        <style:list-level-properties text:min-label-width="0.762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prefix="?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6" style:family="table">
      <style:table-properties style:width="16.886cm" fo:margin-left="-0.203cm" table:align="left" style:writing-mode="lr-tb"/>
    </style:style>
    <style:style style:name="Tabela6.A" style:family="table-column">
      <style:table-column-properties style:column-width="11.252cm"/>
    </style:style>
    <style:style style:name="Tabela6.B" style:family="table-column">
      <style:table-column-properties style:column-width="5.634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5" style:family="table">
      <style:table-properties style:width="16.732cm" fo:margin-left="-0.191cm" table:align="left" style:writing-mode="lr-tb"/>
    </style:style>
    <style:style style:name="Tabela5.A" style:family="table-column">
      <style:table-column-properties style:column-width="5.577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8" style:family="table">
      <style:table-properties style:width="16.886cm" fo:margin-left="-0.203cm" table:align="left" style:writing-mode="lr-tb"/>
    </style:style>
    <style:style style:name="Tabela8.A" style:family="table-column">
      <style:table-column-properties style:column-width="11.252cm"/>
    </style:style>
    <style:style style:name="Tabela8.B" style:family="table-column">
      <style:table-column-properties style:column-width="5.634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8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7" style:family="table">
      <style:table-properties style:width="16.732cm" fo:margin-left="-0.191cm" table:align="left" style:writing-mode="lr-tb"/>
    </style:style>
    <style:style style:name="Tabela7.A" style:family="table-column">
      <style:table-column-properties style:column-width="5.577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>
        <style:tab-stops/>
      </style:paragraph-properties>
      <style:text-properties fo:language="pt" fo:country="BR" officeooo:rsid="001a52b9" officeooo:paragraph-rsid="001a52b9"/>
    </style:style>
    <style:style style:name="MP2" style:family="paragraph" style:parent-style-name="Standard">
      <style:paragraph-properties fo:margin-left="0cm" fo:margin-right="0.12cm" fo:margin-top="0.071cm" fo:margin-bottom="0cm" loext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language="pt" fo:country="BR"/>
    </style:style>
    <style:style style:name="MP3" style:family="paragraph" style:parent-style-name="Standard">
      <style:text-properties fo:language="pt" fo:country="BR" officeooo:rsid="001a52b9" officeooo:paragraph-rsid="001a52b9"/>
    </style:style>
    <style:style style:name="MP4" style:family="paragraph" style:parent-style-name="Standard">
      <style:text-properties fo:language="pt" fo:country="BR"/>
    </style:style>
    <style:style style:name="MP5" style:family="paragraph" style:parent-style-name="Header">
      <style:text-properties fo:language="pt" fo:country="BR"/>
    </style:style>
    <style:style style:name="MP6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MP7" style:family="paragraph" style:parent-style-name="Standard">
      <style:paragraph-properties fo:text-align="center" style:justify-single-word="false"/>
      <style:text-properties fo:language="pt" fo:country="BR"/>
    </style:style>
    <style:style style:name="MP8" style:family="paragraph" style:parent-style-name="Standard">
      <style:paragraph-properties fo:text-align="end" style:justify-single-word="false"/>
    </style:style>
    <style:style style:name="MP9" style:family="paragraph" style:parent-style-name="Footer">
      <style:text-properties fo:language="pt" fo:country="BR"/>
    </style:style>
    <style:style style:name="MP10" style:family="paragraph" style:parent-style-name="Header">
      <style:paragraph-properties>
        <style:tab-stops/>
      </style:paragraph-properties>
      <style:text-properties fo:language="pt" fo:country="BR" officeooo:rsid="001fd598" officeooo:paragraph-rsid="001fd598"/>
    </style:style>
    <style:style style:name="MP11" style:family="paragraph" style:parent-style-name="Standard">
      <style:text-properties fo:language="pt" fo:country="BR" officeooo:rsid="001fd598" officeooo:paragraph-rsid="001fd598"/>
    </style:style>
    <style:style style:name="MT1" style:family="text">
      <style:text-properties officeooo:rsid="001a52b9"/>
    </style:style>
    <style:style style:name="MT2" style:family="text">
      <style:text-properties style:font-name="Symbol" style:font-name-asian="Symbol" style:font-name-complex="Symbol"/>
    </style:style>
    <style:style style:name="MT3" style:family="text">
      <style:text-properties style:font-name="Times1" officeooo:rsid="001d4faa" style:font-name-asian="Symbol" style:font-name-complex="Symbol"/>
    </style:style>
    <style:style style:name="MT4" style:family="text">
      <style:text-properties style:font-name="Times1"/>
    </style:style>
    <style:style style:name="MT5" style:family="text">
      <style:text-properties fo:language="pt" fo:country="BR"/>
    </style:style>
    <style:style style:name="MT6" style:family="text">
      <style:text-properties officeooo:rsid="001fd598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number:number-style style:name="N0">
      <number:number number:min-integer-digits="1"/>
    </number:number-style>
    <number:date-style style:name="N107">
      <number:year number:style="long"/>
    </number:date-style>
  </office:automatic-styles>
  <office:master-styles>
    <style:master-page style:name="Standard" style:page-layout-name="Mpm1">
      <style:header>
        <table:table table:name="Tabela6" table:style-name="Tabela6">
          <table:table-column table:style-name="Tabela6.A"/>
          <table:table-column table:style-name="Tabela6.B"/>
          <table:table-row table:style-name="Tabela6.1">
            <table:table-cell table:style-name="Tabela6.A1" office:value-type="string">
              <text:p text:style-name="MP1">Projeto Engenharia de Software</text:p>
            </table:table-cell>
            <table:table-cell table:style-name="Tabela6.B1" office:value-type="string">
              <text:p text:style-name="MP2"/>
            </table:table-cell>
          </table:table-row>
          <table:table-row table:style-name="Tabela6.1">
            <table:table-cell table:style-name="Tabela6.A1" office:value-type="string">
              <text:p text:style-name="MP3">Plano de Iteração</text:p>
            </table:table-cell>
            <table:table-cell table:style-name="Tabela6.B1" office:value-type="string">
              <text:p text:style-name="MP4"><text:s text:c="2"/>Date: <text:s/>&lt;<text:span text:style-name="MT1">19</text:span>/<text:span text:style-name="MT1">03</text:span>/<text:span text:style-name="MT1">2021</text:span>&gt;</text:p>
            </table:table-cell>
          </table:table-row>
        </table:table>
        <text:p text:style-name="MP5"/>
      </style:header>
      <style:footer>
        <table:table table:name="Tabela5" table:style-name="Tabela5">
          <table:table-column table:style-name="Tabela5.A" table:number-columns-repeated="3"/>
          <table:table-row table:style-name="Tabela5.1">
            <table:table-cell table:style-name="Tabela5.A1" office:value-type="string">
              <text:p text:style-name="MP6">Confidential</text:p>
            </table:table-cell>
            <table:table-cell table:style-name="Tabela5.A1" office:value-type="string">
              <text:p text:style-name="MP7"><text:span text:style-name="MT2"></text:span><text:span text:style-name="MT3">Mariana de Sampaio</text:span><text:span text:style-name="MT4">,</text:span> <text:date style:data-style-name="N107" text:date-value="2021-05-01T13:48:05.501905507">2021</text:date></text:p>
            </table:table-cell>
            <table:table-cell table:style-name="Tabela5.A1" office:value-type="string">
              <text:p text:style-name="MP8"><text:span text:style-name="MT5">Page </text:span><text:span text:style-name="Page_20_Number"><text:span text:style-name="MT5"><text:page-number text:select-page="current">1</text:page-number></text:span></text:span><text:span text:style-name="Page_20_Number"><text:span text:style-name="MT5"><text:s/>of </text:span></text:span><text:span text:style-name="Page_20_Number"><text:span text:style-name="MT5"><text:page-count style:num-format="1">4</text:page-count></text:span></text:span></text:p>
            </table:table-cell>
          </table:table-row>
        </table:table>
        <text:p text:style-name="MP9"/>
      </style:footer>
    </style:master-page>
    <style:master-page style:name="Converter_20_1" style:display-name="Converter 1" style:page-layout-name="Mpm1">
      <style:header>
        <table:table table:name="Tabela8" table:style-name="Tabela8">
          <table:table-column table:style-name="Tabela8.A"/>
          <table:table-column table:style-name="Tabela8.B"/>
          <table:table-row table:style-name="Tabela8.1">
            <table:table-cell table:style-name="Tabela8.A1" office:value-type="string">
              <text:p text:style-name="MP10">Projeto de Engenharia de Software</text:p>
            </table:table-cell>
            <table:table-cell table:style-name="Tabela8.B1" office:value-type="string">
              <text:p text:style-name="MP2"/>
            </table:table-cell>
          </table:table-row>
          <table:table-row table:style-name="Tabela8.1">
            <table:table-cell table:style-name="Tabela8.A1" office:value-type="string">
              <text:p text:style-name="MP11">Plano de Iteração</text:p>
            </table:table-cell>
            <table:table-cell table:style-name="Tabela8.B1" office:value-type="string">
              <text:p text:style-name="MP4"><text:s text:c="2"/>Dat<text:span text:style-name="MT6">a</text:span>: <text:s/>&lt;<text:span text:style-name="MT6">19</text:span>/<text:span text:style-name="MT6">03</text:span>/<text:span text:style-name="MT6">2021</text:span>&gt;</text:p>
            </table:table-cell>
          </table:table-row>
        </table:table>
        <text:p text:style-name="MP5"/>
      </style:header>
      <style:footer>
        <table:table table:name="Tabela7" table:style-name="Tabela7">
          <table:table-column table:style-name="Tabela7.A" table:number-columns-repeated="3"/>
          <table:table-row table:style-name="Tabela7.1">
            <table:table-cell table:style-name="Tabela7.A1" office:value-type="string">
              <text:p text:style-name="MP6">Confidential</text:p>
            </table:table-cell>
            <table:table-cell table:style-name="Tabela7.A1" office:value-type="string">
              <text:p text:style-name="MP7"><text:span text:style-name="MT2"></text:span><text:user-defined style:data-style-name="N0" text:name="Company"/><text:span text:style-name="MT6">Mariana de Sampaio</text:span>, <text:date style:data-style-name="N107" text:date-value="2021-05-01T13:48:05.505054378">2021</text:date></text:p>
            </table:table-cell>
            <table:table-cell table:style-name="Tabela7.A1" office:value-type="string">
              <text:p text:style-name="MP8"><text:span text:style-name="MT5">Page </text:span><text:span text:style-name="Page_20_Number"><text:span text:style-name="MT5"><text:page-number text:select-page="current">3</text:page-number></text:span></text:span><text:span text:style-name="Page_20_Number"><text:span text:style-name="MT5"><text:s/>of </text:span></text:span><text:span text:style-name="Page_20_Number"><text:span text:style-name="MT5"><text:page-count style:num-format="1">4</text:page-count></text:span></text:span>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teration Plan</dc:title>
    <dc:subject>&lt;Project Name&gt;</dc:subject>
    <meta:creation-date>2021-03-19T00:26:32.253293720</meta:creation-date>
    <dc:date>2021-05-01T13:48:05.407949321</dc:date>
    <meta:editing-cycles>20</meta:editing-cycles>
    <meta:editing-duration>PT1H16M20S</meta:editing-duration>
    <meta:generator>LibreOffice/6.0.7.3$Linux_X86_64 LibreOffice_project/00m0$Build-3</meta:generator>
    <meta:document-statistic meta:table-count="11" meta:image-count="0" meta:object-count="0" meta:page-count="4" meta:paragraph-count="208" meta:word-count="699" meta:character-count="4262" meta:non-whitespace-character-count="3701"/>
  </office:meta>
</office:document-meta>
</file>